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5.075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6.191cm"/>
    </style:style>
    <style:style style:name="co5" style:family="table-column">
      <style:table-column-properties fo:break-before="auto" style:column-width="3.358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17.7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ssembly_pick_pl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ltium Designer</text:p>
          </table:table-cell>
          <table:table-cell office:value-type="string" calcext:value-type="string">
            <text:p>Pick and Place Loca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:\Users\joaoc\D</text:p>
          </table:table-cell>
          <table:table-cell office:value-type="string" calcext:value-type="string">
            <text:p>ocuments\eps2\hardware\.\fab</text:p>
          </table:table-cell>
          <table:table-cell office:value-type="string" calcext:value-type="string">
            <text:p>rication\ass</text:p>
          </table:table-cell>
          <table:table-cell office:value-type="string" calcext:value-type="string">
            <text:p>embly_pick_place.tx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================</text:p>
          </table:table-cell>
          <table:table-cell table:style-name="ce1" office:value-type="string" calcext:value-type="string">
            <text:p>============================</text:p>
          </table:table-cell>
          <table:table-cell table:style-name="ce1" office:value-type="string" calcext:value-type="string">
            <text:p>============</text:p>
          </table:table-cell>
          <table:table-cell table:style-name="ce1" office:value-type="string" calcext:value-type="string">
            <text:p>===========================</text:p>
          </table:table-cell>
          <table:table-cell table:number-columns-repeated="2" table:style-name="ce1" office:value-type="string" calcext:value-type="string">
            <text:p>==============</text:p>
          </table:table-cell>
          <table:table-cell table:style-name="ce1" office:value-type="string" calcext:value-type="string">
            <text:p>=========</text:p>
          </table:table-cell>
          <table:table-cell/>
        </table:table-row>
        <table:table-row table:style-name="ro1">
          <table:table-cell office:value-type="string" calcext:value-type="string">
            <text:p>File Design Info</text:p>
          </table:table-cell>
          <table:table-cell office:value-type="string" calcext:value-type="string">
            <text:p>rmation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: <text:s text:c="6"/>02/0</text:p>
          </table:table-cell>
          <table:table-cell table:style-name="ce1" office:value-type="string" calcext:value-type="string">
            <text:p>5/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<text:s text:c="6"/>19: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vision: <text:s text:c="2"/>310d</text:p>
          </table:table-cell>
          <table:table-cell office:value-type="string" calcext:value-type="string">
            <text:p>68ef8141dd5cdd513bd909e24878</text:p>
          </table:table-cell>
          <table:table-cell office:value-type="string" calcext:value-type="string">
            <text:p>fe2051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riant: <text:s text:c="3"/>No v</text:p>
          </table:table-cell>
          <table:table-cell office:value-type="string" calcext:value-type="string">
            <text:p>aria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s used: mi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Center-X(mil)</text:p>
          </table:table-cell>
          <table:table-cell office:value-type="string" calcext:value-type="string">
            <text:p>Center-Y(mil)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R92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R0603</text:p>
          </table:table-cell>
          <table:table-cell office:value-type="float" office:value="1515.748" calcext:value-type="float">
            <text:p>1515.748</text:p>
          </table:table-cell>
          <table:table-cell office:value-type="float" office:value="1639.764" calcext:value-type="float">
            <text:p>1639.7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150R OHM 1/10W 1% 0603</text:p>
          </table:table-cell>
        </table:table-row>
        <table:table-row table:style-name="ro1">
          <table:table-cell office:value-type="string" calcext:value-type="string">
            <text:p>R8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R0603</text:p>
          </table:table-cell>
          <table:table-cell office:value-type="float" office:value="1725.177" calcext:value-type="float">
            <text:p>1725.177</text:p>
          </table:table-cell>
          <table:table-cell office:value-type="float" office:value="1542.323" calcext:value-type="float">
            <text:p>1542.3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10K OHM 1/8W 1% <text:s/>0603</text:p>
          </table:table-cell>
        </table:table-row>
        <table:table-row table:style-name="ro1">
          <table:table-cell office:value-type="string" calcext:value-type="string">
            <text:p>R8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R0603</text:p>
          </table:table-cell>
          <table:table-cell office:value-type="float" office:value="1725.177" calcext:value-type="float">
            <text:p>1725.177</text:p>
          </table:table-cell>
          <table:table-cell office:value-type="float" office:value="1597.303" calcext:value-type="float">
            <text:p>1597.30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10K OHM 1/8W 1% <text:s/>0603</text:p>
          </table:table-cell>
        </table:table-row>
        <table:table-row table:style-name="ro1">
          <table:table-cell office:value-type="string" calcext:value-type="string">
            <text:p>SYSTEM_FAULT</text:p>
          </table:table-cell>
          <table:table-cell office:value-type="string" calcext:value-type="string">
            <text:p>150060RS75000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0603-RED-LED</text:p>
          </table:table-cell>
          <table:table-cell office:value-type="float" office:value="3092.913" calcext:value-type="float">
            <text:p>3092.913</text:p>
          </table:table-cell>
          <table:table-cell office:value-type="float" office:value="1883.071" calcext:value-type="float">
            <text:p>1883.07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d 625nm LED Indication - Discrete 2V 0603 (1608 Metric)</text:p>
          </table:table-cell>
        </table:table-row>
        <table:table-row table:style-name="ro1">
          <table:table-cell office:value-type="string" calcext:value-type="string">
            <text:p>R8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R0603</text:p>
          </table:table-cell>
          <table:table-cell office:value-type="float" office:value="2991.968" calcext:value-type="float">
            <text:p>2991.968</text:p>
          </table:table-cell>
          <table:table-cell office:value-type="float" office:value="1790.793" calcext:value-type="float">
            <text:p>1790.79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1.0K OHM 1/8W 1% 0603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SOD323F</text:p>
          </table:table-cell>
          <table:table-cell office:value-type="float" office:value="1252.953" calcext:value-type="float">
            <text:p>1252.953</text:p>
          </table:table-cell>
          <table:table-cell office:value-type="float" office:value="2310.039" calcext:value-type="float">
            <text:p>2310.0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iode Schottky 20 V 2A Surface Mount SOD-323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SOD323F</text:p>
          </table:table-cell>
          <table:table-cell office:value-type="float" office:value="1265.748" calcext:value-type="float">
            <text:p>1265.748</text:p>
          </table:table-cell>
          <table:table-cell office:value-type="float" office:value="2787.402" calcext:value-type="float">
            <text:p>2787.4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iode Schottky 20 V 2A Surface Mount SOD-323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SOD323F</text:p>
          </table:table-cell>
          <table:table-cell office:value-type="float" office:value="420.276" calcext:value-type="float">
            <text:p>420.276</text:p>
          </table:table-cell>
          <table:table-cell office:value-type="float" office:value="2333.661" calcext:value-type="float">
            <text:p>2333.6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iode Schottky 20 V 2A Surface Mount SOD-323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SOD323F</text:p>
          </table:table-cell>
          <table:table-cell office:value-type="float" office:value="408.465" calcext:value-type="float">
            <text:p>408.465</text:p>
          </table:table-cell>
          <table:table-cell office:value-type="float" office:value="2764.809" calcext:value-type="float">
            <text:p>2764.80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iode Schottky 20 V 2A Surface Mount SOD-323</text:p>
          </table:table-cell>
        </table:table-row>
        <table:table-row table:style-name="ro1">
          <table:table-cell office:value-type="string" calcext:value-type="string">
            <text:p>RBF</text:p>
          </table:table-cell>
          <table:table-cell office:value-type="float" office:value="533980471" calcext:value-type="float">
            <text:p>533980471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PICOBLADE_4PIN_VERTICAL</text:p>
          </table:table-cell>
          <table:table-cell office:value-type="float" office:value="243.346" calcext:value-type="float">
            <text:p>243.346</text:p>
          </table:table-cell>
          <table:table-cell office:value-type="float" office:value="1590.399" calcext:value-type="float">
            <text:p>1590.39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icoBlade 4 Position Vertical Connector Header Surface Mount <text:s/>0.049" (1.25mm)</text:p>
          </table:table-cell>
        </table:table-row>
        <table:table-row table:style-name="ro1">
          <table:table-cell office:value-type="string" calcext:value-type="string">
            <text:p>R75</text:p>
          </table:table-cell>
          <table:table-cell office:value-type="string" calcext:value-type="string">
            <text:p>0.02R/0.5W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1206_-_ohmite</text:p>
          </table:table-cell>
          <table:table-cell office:value-type="float" office:value="1990.885" calcext:value-type="float">
            <text:p>1990.885</text:p>
          </table:table-cell>
          <table:table-cell office:value-type="float" office:value="2967.159" calcext:value-type="float">
            <text:p>2967.15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urrent Sense Resistors - SMD 0.02ohm .5% 4 Terminal</text:p>
          </table:table-cell>
        </table:table-row>
        <table:table-row table:style-name="ro1">
          <table:table-cell office:value-type="string" calcext:value-type="string">
            <text:p>R68</text:p>
          </table:table-cell>
          <table:table-cell office:value-type="string" calcext:value-type="string">
            <text:p>0.02R/0.5W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1206_-_ohmite</text:p>
          </table:table-cell>
          <table:table-cell office:value-type="float" office:value="1277.303" calcext:value-type="float">
            <text:p>1277.303</text:p>
          </table:table-cell>
          <table:table-cell office:value-type="float" office:value="2510.675" calcext:value-type="float">
            <text:p>2510.6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urrent Sense Resistors - SMD 0.02ohm .5% 4 Terminal</text:p>
          </table:table-cell>
        </table:table-row>
        <table:table-row table:style-name="ro1">
          <table:table-cell office:value-type="string" calcext:value-type="string">
            <text:p>Rsense3</text:p>
          </table:table-cell>
          <table:table-cell office:value-type="string" calcext:value-type="string">
            <text:p>0.075R/0.5W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1206_-_ohmite</text:p>
          </table:table-cell>
          <table:table-cell office:value-type="float" office:value="728.74" calcext:value-type="float">
            <text:p>728.74</text:p>
          </table:table-cell>
          <table:table-cell office:value-type="float" office:value="2365.256" calcext:value-type="float">
            <text:p>2365.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rrent Sense Resistors - SMD 1/2W 0.075 OHMS 1% 4 Terminal</text:p>
          </table:table-cell>
        </table:table-row>
        <table:table-row table:style-name="ro1">
          <table:table-cell office:value-type="string" calcext:value-type="string">
            <text:p>R78</text:p>
          </table:table-cell>
          <table:table-cell office:value-type="string" calcext:value-type="string">
            <text:p>0.02R/0.5W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1206_-_ohmite</text:p>
          </table:table-cell>
          <table:table-cell office:value-type="float" office:value="1980.807" calcext:value-type="float">
            <text:p>1980.807</text:p>
          </table:table-cell>
          <table:table-cell office:value-type="float" office:value="2503.116" calcext:value-type="float">
            <text:p>2503.1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urrent Sense Resistors - SMD 0.02ohm .5% 4 Terminal</text:p>
          </table:table-cell>
        </table:table-row>
        <table:table-row table:style-name="ro1">
          <table:table-cell office:value-type="string" calcext:value-type="string">
            <text:p>R77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R0805</text:p>
          </table:table-cell>
          <table:table-cell office:value-type="float" office:value="1772.283" calcext:value-type="float">
            <text:p>1772.283</text:p>
          </table:table-cell>
          <table:table-cell office:value-type="float" office:value="2882.874" calcext:value-type="float">
            <text:p>2882.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SMD 3.3K OHM 0.1% 1/10W 0805</text:p>
          </table:table-cell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0.02R/0.5W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1206_-_ohmite</text:p>
          </table:table-cell>
          <table:table-cell office:value-type="float" office:value="1291.831" calcext:value-type="float">
            <text:p>1291.831</text:p>
          </table:table-cell>
          <table:table-cell office:value-type="float" office:value="2971.108" calcext:value-type="float">
            <text:p>2971.10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urrent Sense Resistors - SMD 0.02ohm .5% 4 Terminal</text:p>
          </table:table-cell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R0805</text:p>
          </table:table-cell>
          <table:table-cell office:value-type="float" office:value="245.511" calcext:value-type="float">
            <text:p>245.511</text:p>
          </table:table-cell>
          <table:table-cell office:value-type="float" office:value="2426.181" calcext:value-type="float">
            <text:p>2426.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SMD 3.3K OHM 0.1% 1/10W 0805</text:p>
          </table:table-cell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0.02R/0.5W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1206_-_ohmite</text:p>
          </table:table-cell>
          <table:table-cell office:value-type="float" office:value="447.342" calcext:value-type="float">
            <text:p>447.342</text:p>
          </table:table-cell>
          <table:table-cell office:value-type="float" office:value="2515.9" calcext:value-type="float">
            <text:p>2515.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urrent Sense Resistors - SMD 0.02ohm .5% 4 Terminal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R0805</text:p>
          </table:table-cell>
          <table:table-cell office:value-type="float" office:value="216.535" calcext:value-type="float">
            <text:p>216.535</text:p>
          </table:table-cell>
          <table:table-cell office:value-type="float" office:value="2893.701" calcext:value-type="float">
            <text:p>2893.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SMD 3.3K OHM 0.1% 1/10W 0805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0.02R/0.5W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1206_-_ohmite</text:p>
          </table:table-cell>
          <table:table-cell office:value-type="float" office:value="433.563" calcext:value-type="float">
            <text:p>433.563</text:p>
          </table:table-cell>
          <table:table-cell office:value-type="float" office:value="2981.345" calcext:value-type="float">
            <text:p>2981.3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urrent Sense Resistors - SMD 0.02ohm .5% 4 Terminal</text:p>
          </table:table-cell>
        </table:table-row>
        <table:table-row table:style-name="ro1">
          <table:table-cell office:value-type="string" calcext:value-type="string">
            <text:p>CN1</text:p>
          </table:table-cell>
          <table:table-cell office:value-type="string" calcext:value-type="string">
            <text:p>826646-2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HDR_1X2</text:p>
          </table:table-cell>
          <table:table-cell office:value-type="float" office:value="1646.457" calcext:value-type="float">
            <text:p>1646.457</text:p>
          </table:table-cell>
          <table:table-cell office:value-type="float" office:value="379.639" calcext:value-type="float">
            <text:p>379.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or Header Through Hole 2 position 0.100" (2.54mm)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BottomLayer</text:p>
          </table:table-cell>
          <table:table-cell office:value-type="float" office:value="805" calcext:value-type="float">
            <text:p>805</text:p>
          </table:table-cell>
          <table:table-cell office:value-type="float" office:value="2881.129" calcext:value-type="float">
            <text:p>2881.129</text:p>
          </table:table-cell>
          <table:table-cell office:value-type="float" office:value="1230.158" calcext:value-type="float">
            <text:p>1230.1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 47k OHM 1/10W 1% 0805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BottomLayer</text:p>
          </table:table-cell>
          <table:table-cell office:value-type="float" office:value="805" calcext:value-type="float">
            <text:p>805</text:p>
          </table:table-cell>
          <table:table-cell office:value-type="float" office:value="3022.468" calcext:value-type="float">
            <text:p>3022.468</text:p>
          </table:table-cell>
          <table:table-cell office:value-type="float" office:value="1263.78" calcext:value-type="float">
            <text:p>1263.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47k OHM 1/10W 1% 0805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BottomLayer</text:p>
          </table:table-cell>
          <table:table-cell office:value-type="float" office:value="805" calcext:value-type="float">
            <text:p>805</text:p>
          </table:table-cell>
          <table:table-cell office:value-type="float" office:value="2985.433" calcext:value-type="float">
            <text:p>2985.433</text:p>
          </table:table-cell>
          <table:table-cell office:value-type="float" office:value="1407.874" calcext:value-type="float">
            <text:p>1407.8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 47k OHM 1/10W 1% 0805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BottomLayer</text:p>
          </table:table-cell>
          <table:table-cell office:value-type="float" office:value="805" calcext:value-type="float">
            <text:p>805</text:p>
          </table:table-cell>
          <table:table-cell office:value-type="float" office:value="2985.433" calcext:value-type="float">
            <text:p>2985.433</text:p>
          </table:table-cell>
          <table:table-cell office:value-type="float" office:value="1646.063" calcext:value-type="float">
            <text:p>1646.06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 47k OHM 1/10W 1% 0805</text:p>
          </table:table-cell>
        </table:table-row>
        <table:table-row table:style-name="ro1">
          <table:table-cell office:value-type="string" calcext:value-type="string">
            <text:p>MEC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M3_hole</text:p>
          </table:table-cell>
          <table:table-cell office:value-type="float" office:value="2885.905" calcext:value-type="float">
            <text:p>2885.905</text:p>
          </table:table-cell>
          <table:table-cell office:value-type="float" office:value="477.36" calcext:value-type="float">
            <text:p>477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 hole</text:p>
          </table:table-cell>
        </table:table-row>
        <table:table-row table:style-name="ro1">
          <table:table-cell office:value-type="string" calcext:value-type="string">
            <text:p>MEC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M3_hole</text:p>
          </table:table-cell>
          <table:table-cell office:value-type="float" office:value="1744.905" calcext:value-type="float">
            <text:p>1744.905</text:p>
          </table:table-cell>
          <table:table-cell office:value-type="float" office:value="1779.793" calcext:value-type="float">
            <text:p>1779.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 hole</text:p>
          </table:table-cell>
        </table:table-row>
        <table:table-row table:style-name="ro1">
          <table:table-cell office:value-type="string" calcext:value-type="string">
            <text:p>MEC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M3_hole</text:p>
          </table:table-cell>
          <table:table-cell office:value-type="float" office:value="603.905" calcext:value-type="float">
            <text:p>603.905</text:p>
          </table:table-cell>
          <table:table-cell office:value-type="float" office:value="477.36" calcext:value-type="float">
            <text:p>477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 hole</text:p>
          </table:table-cell>
        </table:table-row>
        <table:table-row table:style-name="ro1">
          <table:table-cell office:value-type="string" calcext:value-type="string">
            <text:p>MEC8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M3_hole</text:p>
          </table:table-cell>
          <table:table-cell office:value-type="float" office:value="2885.905" calcext:value-type="float">
            <text:p>2885.905</text:p>
          </table:table-cell>
          <table:table-cell office:value-type="float" office:value="3081.36" calcext:value-type="float">
            <text:p>3081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 hole</text:p>
          </table:table-cell>
        </table:table-row>
        <table:table-row table:style-name="ro1">
          <table:table-cell office:value-type="string" calcext:value-type="string">
            <text:p>MEC7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M3_hole</text:p>
          </table:table-cell>
          <table:table-cell office:value-type="float" office:value="603.779" calcext:value-type="float">
            <text:p>603.779</text:p>
          </table:table-cell>
          <table:table-cell office:value-type="float" office:value="3081.738" calcext:value-type="float">
            <text:p>3081.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 hole</text:p>
          </table:table-cell>
        </table:table-row>
        <table:table-row table:style-name="ro1">
          <table:table-cell office:value-type="string" calcext:value-type="string">
            <text:p>MEC6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M3_hole</text:p>
          </table:table-cell>
          <table:table-cell office:value-type="float" office:value="3495.7" calcext:value-type="float">
            <text:p>3495.7</text:p>
          </table:table-cell>
          <table:table-cell office:value-type="float" office:value="3191.258" calcext:value-type="float">
            <text:p>3191.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 hole</text:p>
          </table:table-cell>
        </table:table-row>
        <table:table-row table:style-name="ro1">
          <table:table-cell office:value-type="string" calcext:value-type="string">
            <text:p>MEC5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M3_hole</text:p>
          </table:table-cell>
          <table:table-cell office:value-type="float" office:value="123.03" calcext:value-type="float">
            <text:p>123.03</text:p>
          </table:table-cell>
          <table:table-cell office:value-type="float" office:value="3342.684" calcext:value-type="float">
            <text:p>3342.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 hole</text:p>
          </table:table-cell>
        </table:table-row>
        <table:table-row table:style-name="ro1">
          <table:table-cell office:value-type="string" calcext:value-type="string">
            <text:p>MEC9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M3_hole</text:p>
          </table:table-cell>
          <table:table-cell office:value-type="float" office:value="123.03" calcext:value-type="float">
            <text:p>123.03</text:p>
          </table:table-cell>
          <table:table-cell office:value-type="float" office:value="192.092" calcext:value-type="float">
            <text:p>192.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 hole</text:p>
          </table:table-cell>
        </table:table-row>
        <table:table-row table:style-name="ro1">
          <table:table-cell office:value-type="string" calcext:value-type="string">
            <text:p>MEC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M3_hole</text:p>
          </table:table-cell>
          <table:table-cell office:value-type="float" office:value="3496.062" calcext:value-type="float">
            <text:p>3496.062</text:p>
          </table:table-cell>
          <table:table-cell office:value-type="float" office:value="290.518" calcext:value-type="float">
            <text:p>290.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 hole</text:p>
          </table:table-cell>
        </table:table-row>
        <table:table-row table:style-name="ro1">
          <table:table-cell office:value-type="string" calcext:value-type="string">
            <text:p>FD6</text:p>
          </table:table-cell>
          <table:table-cell office:value-type="string" calcext:value-type="string">
            <text:p>Fiducial 1.3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Fiducial_1.3mm</text:p>
          </table:table-cell>
          <table:table-cell office:value-type="float" office:value="2560.63" calcext:value-type="float">
            <text:p>2560.63</text:p>
          </table:table-cell>
          <table:table-cell office:value-type="float" office:value="214.961" calcext:value-type="float">
            <text:p>214.9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iducial 1.3mm</text:p>
          </table:table-cell>
        </table:table-row>
        <table:table-row table:style-name="ro1">
          <table:table-cell office:value-type="string" calcext:value-type="string">
            <text:p>FD5</text:p>
          </table:table-cell>
          <table:table-cell office:value-type="string" calcext:value-type="string">
            <text:p>Fiducial 1.3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Fiducial_1.3mm</text:p>
          </table:table-cell>
          <table:table-cell office:value-type="float" office:value="123.622" calcext:value-type="float">
            <text:p>123.622</text:p>
          </table:table-cell>
          <table:table-cell office:value-type="float" office:value="468.11" calcext:value-type="float">
            <text:p>468.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iducial 1.3mm</text:p>
          </table:table-cell>
        </table:table-row>
        <table:table-row table:style-name="ro1">
          <table:table-cell office:value-type="string" calcext:value-type="string">
            <text:p>FD4</text:p>
          </table:table-cell>
          <table:table-cell office:value-type="string" calcext:value-type="string">
            <text:p>Fiducial 1.3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Fiducial_1.3mm</text:p>
          </table:table-cell>
          <table:table-cell office:value-type="float" office:value="2822.047" calcext:value-type="float">
            <text:p>2822.047</text:p>
          </table:table-cell>
          <table:table-cell office:value-type="float" office:value="3338.189" calcext:value-type="float">
            <text:p>3338.18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iducial 1.3mm</text:p>
          </table:table-cell>
        </table:table-row>
        <table:table-row table:style-name="ro1">
          <table:table-cell office:value-type="string" calcext:value-type="string">
            <text:p>FD3</text:p>
          </table:table-cell>
          <table:table-cell office:value-type="string" calcext:value-type="string">
            <text:p>Fiducial 1.3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Fiducial_1.3mm</text:p>
          </table:table-cell>
          <table:table-cell office:value-type="float" office:value="3249.606" calcext:value-type="float">
            <text:p>3249.606</text:p>
          </table:table-cell>
          <table:table-cell office:value-type="float" office:value="353.543" calcext:value-type="float">
            <text:p>353.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ducial 1.3mm</text:p>
          </table:table-cell>
        </table:table-row>
        <table:table-row table:style-name="ro1">
          <table:table-cell office:value-type="string" calcext:value-type="string">
            <text:p>FD2</text:p>
          </table:table-cell>
          <table:table-cell office:value-type="string" calcext:value-type="string">
            <text:p>Fiducial 1.3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Fiducial_1.3mm</text:p>
          </table:table-cell>
          <table:table-cell office:value-type="float" office:value="970.866" calcext:value-type="float">
            <text:p>970.866</text:p>
          </table:table-cell>
          <table:table-cell office:value-type="float" office:value="1554.724" calcext:value-type="float">
            <text:p>1554.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ducial 1.3mm</text:p>
          </table:table-cell>
        </table:table-row>
        <table:table-row table:style-name="ro1">
          <table:table-cell office:value-type="string" calcext:value-type="string">
            <text:p>FD1</text:p>
          </table:table-cell>
          <table:table-cell office:value-type="string" calcext:value-type="string">
            <text:p>Fiducial 1.3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Fiducial_1.3mm</text:p>
          </table:table-cell>
          <table:table-cell office:value-type="float" office:value="3100.787" calcext:value-type="float">
            <text:p>3100.787</text:p>
          </table:table-cell>
          <table:table-cell office:value-type="float" office:value="3170.079" calcext:value-type="float">
            <text:p>3170.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ducial 1.3mm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Header 5X2IPS1-105-01-S-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IPS1-105-01-S-D</text:p>
          </table:table-cell>
          <table:table-cell office:value-type="float" office:value="651.575" calcext:value-type="float">
            <text:p>651.575</text:p>
          </table:table-cell>
          <table:table-cell office:value-type="float" office:value="1512.992" calcext:value-type="float">
            <text:p>1512.9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 Position Receptacle Connector 0.100" (2.54mm)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Header 5X2IPS1-105-01-S-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IPS1-105-01-S-D</text:p>
          </table:table-cell>
          <table:table-cell office:value-type="float" office:value="143.701" calcext:value-type="float">
            <text:p>143.701</text:p>
          </table:table-cell>
          <table:table-cell office:value-type="float" office:value="1178.347" calcext:value-type="float">
            <text:p>1178.34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 Position Receptacle Connector 0.100" (2.54mm)</text:p>
          </table:table-cell>
        </table:table-row>
        <table:table-row table:style-name="ro1">
          <table:table-cell office:value-type="string" calcext:value-type="string">
            <text:p>VBus_TP</text:p>
          </table:table-cell>
          <table:table-cell office:value-type="string" calcext:value-type="string">
            <text:p>TEST_POINT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TEST_POINT</text:p>
          </table:table-cell>
          <table:table-cell office:value-type="float" office:value="745.276" calcext:value-type="float">
            <text:p>745.276</text:p>
          </table:table-cell>
          <table:table-cell office:value-type="float" office:value="1141.187" calcext:value-type="float">
            <text:p>1141.1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TCA4311ADR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SOIC8</text:p>
          </table:table-cell>
          <table:table-cell office:value-type="float" office:value="2829.555" calcext:value-type="float">
            <text:p>2829.555</text:p>
          </table:table-cell>
          <table:table-cell office:value-type="float" office:value="2773.13" calcext:value-type="float">
            <text:p>2773.1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IC SIGNAL BUFFER I2C 8SOIC</text:p>
          </table:table-cell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TPS54540QDDARQ1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SO8_Power_PAD</text:p>
          </table:table-cell>
          <table:table-cell office:value-type="float" office:value="2464.999" calcext:value-type="float">
            <text:p>2464.999</text:p>
          </table:table-cell>
          <table:table-cell office:value-type="float" office:value="568.549" calcext:value-type="float">
            <text:p>568.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S54540QDDARQ1</text:p>
          </table:table-cell>
        </table:table-row>
        <table:table-row table:style-name="ro1">
          <table:table-cell office:value-type="string" calcext:value-type="string">
            <text:p>R_ESD</text:p>
          </table:table-cell>
          <table:table-cell office:value-type="string" calcext:value-type="string">
            <text:p>1.2M</text:p>
          </table:table-cell>
          <table:table-cell office:value-type="string" calcext:value-type="string">
            <text:p>BottomLayer</text:p>
          </table:table-cell>
          <table:table-cell office:value-type="float" office:value="805" calcext:value-type="float">
            <text:p>805</text:p>
          </table:table-cell>
          <table:table-cell office:value-type="float" office:value="3247.638" calcext:value-type="float">
            <text:p>3247.638</text:p>
          </table:table-cell>
          <table:table-cell office:value-type="float" office:value="351.575" calcext:value-type="float">
            <text:p>351.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1200K OHM 1/8W 0.1% 0805</text:p>
          </table:table-cell>
        </table:table-row>
        <table:table-row table:style-name="ro1">
          <table:table-cell office:value-type="string" calcext:value-type="string">
            <text:p>R9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BottomLayer</text:p>
          </table:table-cell>
          <table:table-cell office:value-type="float" office:value="1206" calcext:value-type="float">
            <text:p>1206</text:p>
          </table:table-cell>
          <table:table-cell office:value-type="float" office:value="1234.646" calcext:value-type="float">
            <text:p>1234.646</text:p>
          </table:table-cell>
          <table:table-cell office:value-type="float" office:value="951.575" calcext:value-type="float">
            <text:p>951.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0.0 OHM 3/4W JUMP 1206</text:p>
          </table:table-cell>
        </table:table-row>
        <table:table-row table:style-name="ro1">
          <table:table-cell office:value-type="string" calcext:value-type="string">
            <text:p>R9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BottomLayer</text:p>
          </table:table-cell>
          <table:table-cell office:value-type="float" office:value="805" calcext:value-type="float">
            <text:p>805</text:p>
          </table:table-cell>
          <table:table-cell office:value-type="float" office:value="3035.719" calcext:value-type="float">
            <text:p>3035.719</text:p>
          </table:table-cell>
          <table:table-cell office:value-type="float" office:value="2457.087" calcext:value-type="float">
            <text:p>2457.08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0R OHM 1/8W JUMPER 0805</text:p>
          </table:table-cell>
        </table:table-row>
        <table:table-row table:style-name="ro1">
          <table:table-cell office:value-type="string" calcext:value-type="string">
            <text:p>R9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BottomLayer</text:p>
          </table:table-cell>
          <table:table-cell office:value-type="float" office:value="805" calcext:value-type="float">
            <text:p>805</text:p>
          </table:table-cell>
          <table:table-cell office:value-type="float" office:value="3035.719" calcext:value-type="float">
            <text:p>3035.719</text:p>
          </table:table-cell>
          <table:table-cell office:value-type="float" office:value="2553.15" calcext:value-type="float">
            <text:p>2553.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0R OHM 1/8W JUMPER 0805</text:p>
          </table:table-cell>
        </table:table-row>
        <table:table-row table:style-name="ro1">
          <table:table-cell office:value-type="string" calcext:value-type="string">
            <text:p>R8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BottomLayer</text:p>
          </table:table-cell>
          <table:table-cell office:value-type="float" office:value="805" calcext:value-type="float">
            <text:p>805</text:p>
          </table:table-cell>
          <table:table-cell office:value-type="float" office:value="3035.719" calcext:value-type="float">
            <text:p>3035.719</text:p>
          </table:table-cell>
          <table:table-cell office:value-type="float" office:value="2653.543" calcext:value-type="float">
            <text:p>2653.5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0R OHM 1/8W JUMPER 0805</text:p>
          </table:table-cell>
        </table:table-row>
        <table:table-row table:style-name="ro1">
          <table:table-cell office:value-type="string" calcext:value-type="string">
            <text:p>R88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BottomLayer</text:p>
          </table:table-cell>
          <table:table-cell office:value-type="float" office:value="805" calcext:value-type="float">
            <text:p>805</text:p>
          </table:table-cell>
          <table:table-cell office:value-type="float" office:value="3073.858" calcext:value-type="float">
            <text:p>3073.858</text:p>
          </table:table-cell>
          <table:table-cell office:value-type="float" office:value="967.236" calcext:value-type="float">
            <text:p>967.2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0R OHM 1/8W JUMPER 0805</text:p>
          </table:table-cell>
        </table:table-row>
        <table:table-row table:style-name="ro1">
          <table:table-cell office:value-type="string" calcext:value-type="string">
            <text:p>C133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2781.496" calcext:value-type="float">
            <text:p>2781.496</text:p>
          </table:table-cell>
          <table:table-cell office:value-type="float" office:value="2562.598" calcext:value-type="float">
            <text:p>2562.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5V_RADIO_0</text:p>
          </table:table-cell>
          <table:table-cell office:value-type="string" calcext:value-type="string">
            <text:p>TEST_POINT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TEST_POINT</text:p>
          </table:table-cell>
          <table:table-cell office:value-type="float" office:value="3297.638" calcext:value-type="float">
            <text:p>3297.638</text:p>
          </table:table-cell>
          <table:table-cell office:value-type="float" office:value="246.85" calcext:value-type="float">
            <text:p>246.8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 office:value-type="string" calcext:value-type="string">
            <text:p>5V_RADIO_0_LED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0603-LED</text:p>
          </table:table-cell>
          <table:table-cell office:value-type="float" office:value="2355.046" calcext:value-type="float">
            <text:p>2355.046</text:p>
          </table:table-cell>
          <table:table-cell office:value-type="float" office:value="92.52" calcext:value-type="float">
            <text:p>92.5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MD Green LED</text:p>
          </table:table-cell>
        </table:table-row>
        <table:table-row table:style-name="ro1">
          <table:table-cell office:value-type="string" calcext:value-type="string">
            <text:p>6V_RADIO_1_LED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0603-LED</text:p>
          </table:table-cell>
          <table:table-cell office:value-type="float" office:value="2427.979" calcext:value-type="float">
            <text:p>2427.979</text:p>
          </table:table-cell>
          <table:table-cell office:value-type="float" office:value="92.52" calcext:value-type="float">
            <text:p>92.5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MD Green LED</text:p>
          </table:table-cell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MAX9934TAUA+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MSOP-8</text:p>
          </table:table-cell>
          <table:table-cell office:value-type="float" office:value="752.598" calcext:value-type="float">
            <text:p>752.598</text:p>
          </table:table-cell>
          <table:table-cell office:value-type="float" office:value="2538.037" calcext:value-type="float">
            <text:p>2538.03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AX9934TAUA+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4.02K</text:p>
          </table:table-cell>
          <table:table-cell office:value-type="string" calcext:value-type="string">
            <text:p>BottomLayer</text:p>
          </table:table-cell>
          <table:table-cell office:value-type="float" office:value="805" calcext:value-type="float">
            <text:p>805</text:p>
          </table:table-cell>
          <table:table-cell office:value-type="float" office:value="642.755" calcext:value-type="float">
            <text:p>642.755</text:p>
          </table:table-cell>
          <table:table-cell office:value-type="float" office:value="2579.376" calcext:value-type="float">
            <text:p>2579.37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4.02k OHM 1/8W 0.1% 0805</text:p>
          </table:table-cell>
        </table:table-row>
        <table:table-row table:style-name="ro1">
          <table:table-cell office:value-type="string" calcext:value-type="string">
            <text:p>C130</text:p>
          </table:table-cell>
          <table:table-cell office:value-type="string" calcext:value-type="string">
            <text:p>4.7uF/25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805</text:p>
          </table:table-cell>
          <table:table-cell office:value-type="float" office:value="750.629" calcext:value-type="float">
            <text:p>750.629</text:p>
          </table:table-cell>
          <table:table-cell office:value-type="float" office:value="2741.974" calcext:value-type="float">
            <text:p>2741.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4.7uF 25V 10% X7R 0805</text:p>
          </table:table-cell>
        </table:table-row>
        <table:table-row table:style-name="ro1">
          <table:table-cell office:value-type="string" calcext:value-type="string">
            <text:p>C129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581.338" calcext:value-type="float">
            <text:p>581.338</text:p>
          </table:table-cell>
          <table:table-cell office:value-type="float" office:value="2567.565" calcext:value-type="float">
            <text:p>2567.5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128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594.724" calcext:value-type="float">
            <text:p>594.724</text:p>
          </table:table-cell>
          <table:table-cell office:value-type="float" office:value="2376.227" calcext:value-type="float">
            <text:p>2376.22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3SMAJ5919B-TP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DO-214AC</text:p>
          </table:table-cell>
          <table:table-cell office:value-type="float" office:value="1512.046" calcext:value-type="float">
            <text:p>1512.046</text:p>
          </table:table-cell>
          <table:table-cell office:value-type="float" office:value="1368.352" calcext:value-type="float">
            <text:p>1368.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ODE ZENER 5.6V 3W DO214AC</text:p>
          </table:table-cell>
        </table:table-row>
        <table:table-row table:style-name="ro1">
          <table:table-cell office:value-type="string" calcext:value-type="string">
            <text:p>-L3</text:p>
          </table:table-cell>
          <table:table-cell office:value-type="string" calcext:value-type="string">
            <text:p>TEST_POINT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TEST_POINT</text:p>
          </table:table-cell>
          <table:table-cell office:value-type="float" office:value="1657.322" calcext:value-type="float">
            <text:p>1657.322</text:p>
          </table:table-cell>
          <table:table-cell office:value-type="float" office:value="3229.77" calcext:value-type="float">
            <text:p>3229.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 office:value-type="string" calcext:value-type="string">
            <text:p>+L2</text:p>
          </table:table-cell>
          <table:table-cell office:value-type="string" calcext:value-type="string">
            <text:p>TEST_POINT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TEST_POINT</text:p>
          </table:table-cell>
          <table:table-cell office:value-type="float" office:value="309.055" calcext:value-type="float">
            <text:p>309.055</text:p>
          </table:table-cell>
          <table:table-cell office:value-type="float" office:value="3255.905" calcext:value-type="float">
            <text:p>3255.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 office:value-type="string" calcext:value-type="string">
            <text:p>Vpanels</text:p>
          </table:table-cell>
          <table:table-cell office:value-type="string" calcext:value-type="string">
            <text:p>TEST_POINT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TEST_POINT</text:p>
          </table:table-cell>
          <table:table-cell office:value-type="float" office:value="807.48" calcext:value-type="float">
            <text:p>807.48</text:p>
          </table:table-cell>
          <table:table-cell office:value-type="float" office:value="3072.047" calcext:value-type="float">
            <text:p>3072.04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 office:value-type="string" calcext:value-type="string">
            <text:p>J_V6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BottomLayer</text:p>
          </table:table-cell>
          <table:table-cell office:value-type="float" office:value="805" calcext:value-type="float">
            <text:p>805</text:p>
          </table:table-cell>
          <table:table-cell office:value-type="float" office:value="2201.81" calcext:value-type="float">
            <text:p>2201.81</text:p>
          </table:table-cell>
          <table:table-cell office:value-type="float" office:value="1030.557" calcext:value-type="float">
            <text:p>1030.55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 0R OHM 1/8W JUMPER 0805</text:p>
          </table:table-cell>
        </table:table-row>
        <table:table-row table:style-name="ro1">
          <table:table-cell office:value-type="string" calcext:value-type="string">
            <text:p>C125</text:p>
          </table:table-cell>
          <table:table-cell office:value-type="string" calcext:value-type="string">
            <text:p>10uF/1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805_Tantalum</text:p>
          </table:table-cell>
          <table:table-cell office:value-type="float" office:value="2568.739" calcext:value-type="float">
            <text:p>2568.739</text:p>
          </table:table-cell>
          <table:table-cell office:value-type="float" office:value="1193.943" calcext:value-type="float">
            <text:p>1193.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Tantalum 10uF 6.3V 10% 0805</text:p>
          </table:table-cell>
        </table:table-row>
        <table:table-row table:style-name="ro1">
          <table:table-cell office:value-type="string" calcext:value-type="string">
            <text:p>C124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2568.739" calcext:value-type="float">
            <text:p>2568.739</text:p>
          </table:table-cell>
          <table:table-cell office:value-type="float" office:value="1254.967" calcext:value-type="float">
            <text:p>1254.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123</text:p>
          </table:table-cell>
          <table:table-cell office:value-type="string" calcext:value-type="string">
            <text:p>10uF/1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805_Tantalum</text:p>
          </table:table-cell>
          <table:table-cell office:value-type="float" office:value="2099.842" calcext:value-type="float">
            <text:p>2099.842</text:p>
          </table:table-cell>
          <table:table-cell office:value-type="float" office:value="1800.242" calcext:value-type="float">
            <text:p>1800.24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Tantalum 10uF 6.3V 10% 0805</text:p>
          </table:table-cell>
        </table:table-row>
        <table:table-row table:style-name="ro1">
          <table:table-cell office:value-type="string" calcext:value-type="string">
            <text:p>C122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2166.771" calcext:value-type="float">
            <text:p>2166.771</text:p>
          </table:table-cell>
          <table:table-cell office:value-type="float" office:value="1763.234" calcext:value-type="float">
            <text:p>1763.23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121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2317.165" calcext:value-type="float">
            <text:p>2317.165</text:p>
          </table:table-cell>
          <table:table-cell office:value-type="float" office:value="3436.069" calcext:value-type="float">
            <text:p>3436.06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TLV341AIDBVR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SOT-23_6L</text:p>
          </table:table-cell>
          <table:table-cell office:value-type="float" office:value="2307.716" calcext:value-type="float">
            <text:p>2307.716</text:p>
          </table:table-cell>
          <table:table-cell office:value-type="float" office:value="3323.47" calcext:value-type="float">
            <text:p>3323.4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LV341AIDBVR</text:p>
          </table:table-cell>
        </table:table-row>
        <table:table-row table:style-name="ro1">
          <table:table-cell office:value-type="string" calcext:value-type="string">
            <text:p>R87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BottomLayer</text:p>
          </table:table-cell>
          <table:table-cell office:value-type="float" office:value="805" calcext:value-type="float">
            <text:p>805</text:p>
          </table:table-cell>
          <table:table-cell office:value-type="float" office:value="3073.858" calcext:value-type="float">
            <text:p>3073.858</text:p>
          </table:table-cell>
          <table:table-cell office:value-type="float" office:value="1063.299" calcext:value-type="float">
            <text:p>1063.29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0R OHM 1/8W JUMPER 0805</text:p>
          </table:table-cell>
        </table:table-row>
        <table:table-row table:style-name="ro1">
          <table:table-cell office:value-type="string" calcext:value-type="string">
            <text:p>R8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2493.74" calcext:value-type="float">
            <text:p>2493.74</text:p>
          </table:table-cell>
          <table:table-cell office:value-type="float" office:value="3330.43" calcext:value-type="float">
            <text:p>3330.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 100K OHM 1/10W 1% 0603</text:p>
          </table:table-cell>
        </table:table-row>
        <table:table-row table:style-name="ro1">
          <table:table-cell office:value-type="string" calcext:value-type="string">
            <text:p>R85</text:p>
          </table:table-cell>
          <table:table-cell office:value-type="string" calcext:value-type="string">
            <text:p>100K 1/10W</text:p>
          </table:table-cell>
          <table:table-cell office:value-type="string" calcext:value-type="string">
            <text:p>TopLayer</text:p>
          </table:table-cell>
          <table:table-cell office:value-type="float" office:value="805" calcext:value-type="float">
            <text:p>805</text:p>
          </table:table-cell>
          <table:table-cell office:value-type="float" office:value="432.677" calcext:value-type="float">
            <text:p>432.677</text:p>
          </table:table-cell>
          <table:table-cell office:value-type="float" office:value="517.878" calcext:value-type="float">
            <text:p>517.87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 100K OHM 1/10W 0.1% 0805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SOD323F</text:p>
          </table:table-cell>
          <table:table-cell office:value-type="float" office:value="1958.661" calcext:value-type="float">
            <text:p>1958.661</text:p>
          </table:table-cell>
          <table:table-cell office:value-type="float" office:value="2303.15" calcext:value-type="float">
            <text:p>2303.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iode Schottky 20 V 2A Surface Mount SOD-323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SOD323F</text:p>
          </table:table-cell>
          <table:table-cell office:value-type="float" office:value="1959.646" calcext:value-type="float">
            <text:p>1959.646</text:p>
          </table:table-cell>
          <table:table-cell office:value-type="float" office:value="2777.559" calcext:value-type="float">
            <text:p>2777.5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iode Schottky 20 V 2A Surface Mount SOD-323</text:p>
          </table:table-cell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2434.094" calcext:value-type="float">
            <text:p>2434.094</text:p>
          </table:table-cell>
          <table:table-cell office:value-type="float" office:value="3328.402" calcext:value-type="float">
            <text:p>3328.40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119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2333.306" calcext:value-type="float">
            <text:p>2333.306</text:p>
          </table:table-cell>
          <table:table-cell office:value-type="float" office:value="3237.25" calcext:value-type="float">
            <text:p>3237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118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10</text:p>
          </table:table-cell>
          <table:table-cell office:value-type="float" office:value="811.259" calcext:value-type="float">
            <text:p>811.259</text:p>
          </table:table-cell>
          <table:table-cell office:value-type="float" office:value="2536.75" calcext:value-type="float">
            <text:p>2536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22uF 25V 10% X7R 1210</text:p>
          </table:table-cell>
        </table:table-row>
        <table:table-row table:style-name="ro1">
          <table:table-cell office:value-type="string" calcext:value-type="string">
            <text:p>C117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10</text:p>
          </table:table-cell>
          <table:table-cell office:value-type="float" office:value="811.259" calcext:value-type="float">
            <text:p>811.259</text:p>
          </table:table-cell>
          <table:table-cell office:value-type="float" office:value="2427.007" calcext:value-type="float">
            <text:p>2427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22uF 25V 10% X7R 121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32.768kHz 12.5pF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ABS06_0805</text:p>
          </table:table-cell>
          <table:table-cell office:value-type="float" office:value="2658.503" calcext:value-type="float">
            <text:p>2658.503</text:p>
          </table:table-cell>
          <table:table-cell office:value-type="float" office:value="2109.297" calcext:value-type="float">
            <text:p>2109.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768kHz �20ppm Crystal 12.5pF 70 kOhm -40�C ~ 125�C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32MHz 10ppm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XTAL_ABM8X</text:p>
          </table:table-cell>
          <table:table-cell office:value-type="float" office:value="2121.495" calcext:value-type="float">
            <text:p>2121.495</text:p>
          </table:table-cell>
          <table:table-cell office:value-type="float" office:value="1597.184" calcext:value-type="float">
            <text:p>1597.18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32MHz �10ppm Crystal 10pF 60 Ohm -40�C ~ 125�C</text:p>
          </table:table-cell>
        </table:table-row>
        <table:table-row table:style-name="ro1">
          <table:table-cell office:value-type="string" calcext:value-type="string">
            <text:p>VBUS_LED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0603-LED</text:p>
          </table:table-cell>
          <table:table-cell office:value-type="float" office:value="1056.454" calcext:value-type="float">
            <text:p>1056.454</text:p>
          </table:table-cell>
          <table:table-cell office:value-type="float" office:value="150.217" calcext:value-type="float">
            <text:p>150.21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MD Green LED</text:p>
          </table:table-cell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MAX9934TAUA+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MSOP-8</text:p>
          </table:table-cell>
          <table:table-cell office:value-type="float" office:value="1807.913" calcext:value-type="float">
            <text:p>1807.913</text:p>
          </table:table-cell>
          <table:table-cell office:value-type="float" office:value="2528.392" calcext:value-type="float">
            <text:p>2528.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9934TAUA+</text:p>
          </table:table-cell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TLV341AIDBVR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SOT-23_6L</text:p>
          </table:table-cell>
          <table:table-cell office:value-type="float" office:value="1796.345" calcext:value-type="float">
            <text:p>1796.345</text:p>
          </table:table-cell>
          <table:table-cell office:value-type="float" office:value="3385.046" calcext:value-type="float">
            <text:p>3385.0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LV341AIDBVR</text:p>
          </table:table-cell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MAX9934TAUA+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MSOP-8</text:p>
          </table:table-cell>
          <table:table-cell office:value-type="float" office:value="1816.574" calcext:value-type="float">
            <text:p>1816.574</text:p>
          </table:table-cell>
          <table:table-cell office:value-type="float" office:value="2994.14" calcext:value-type="float">
            <text:p>2994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9934TAUA+</text:p>
          </table:table-cell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TLV341AIDBVR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SOT-23_6L</text:p>
          </table:table-cell>
          <table:table-cell office:value-type="float" office:value="1268.346" calcext:value-type="float">
            <text:p>1268.346</text:p>
          </table:table-cell>
          <table:table-cell office:value-type="float" office:value="3387.683" calcext:value-type="float">
            <text:p>3387.68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LV341AIDBVR</text:p>
          </table:table-cell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MAX9934TAUA+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MSOP-8</text:p>
          </table:table-cell>
          <table:table-cell office:value-type="float" office:value="1103.936" calcext:value-type="float">
            <text:p>1103.936</text:p>
          </table:table-cell>
          <table:table-cell office:value-type="float" office:value="2535.99" calcext:value-type="float">
            <text:p>2535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9934TAUA+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TLV341AIDBVR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SOT-23_6L</text:p>
          </table:table-cell>
          <table:table-cell office:value-type="float" office:value="231.732" calcext:value-type="float">
            <text:p>231.732</text:p>
          </table:table-cell>
          <table:table-cell office:value-type="float" office:value="2145.124" calcext:value-type="float">
            <text:p>2145.12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LV341AIDBVR</text:p>
          </table:table-cell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MAX9934TAUA+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MSOP-8</text:p>
          </table:table-cell>
          <table:table-cell office:value-type="float" office:value="1119.291" calcext:value-type="float">
            <text:p>1119.291</text:p>
          </table:table-cell>
          <table:table-cell office:value-type="float" office:value="2996.227" calcext:value-type="float">
            <text:p>2996.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9934TAUA+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TLV341AIDBVR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SOT-23_6L</text:p>
          </table:table-cell>
          <table:table-cell office:value-type="float" office:value="632.913" calcext:value-type="float">
            <text:p>632.913</text:p>
          </table:table-cell>
          <table:table-cell office:value-type="float" office:value="3360.872" calcext:value-type="float">
            <text:p>3360.87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LV341AIDBVR</text:p>
          </table:table-cell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MAX9934TAUA+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MSOP-8</text:p>
          </table:table-cell>
          <table:table-cell office:value-type="float" office:value="274.889" calcext:value-type="float">
            <text:p>274.889</text:p>
          </table:table-cell>
          <table:table-cell office:value-type="float" office:value="2541.502" calcext:value-type="float">
            <text:p>2541.5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9934TAUA+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MAX9934TAUA+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MSOP-8</text:p>
          </table:table-cell>
          <table:table-cell office:value-type="float" office:value="258.661" calcext:value-type="float">
            <text:p>258.661</text:p>
          </table:table-cell>
          <table:table-cell office:value-type="float" office:value="3005.282" calcext:value-type="float">
            <text:p>3005.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9934TAUA+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REF5025AQDRQ1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SOIC-8</text:p>
          </table:table-cell>
          <table:table-cell office:value-type="float" office:value="2399.054" calcext:value-type="float">
            <text:p>2399.054</text:p>
          </table:table-cell>
          <table:table-cell office:value-type="float" office:value="2356.935" calcext:value-type="float">
            <text:p>2356.93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F5025A-Q1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MSP430F6659IPZR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PZ0100A_N</text:p>
          </table:table-cell>
          <table:table-cell office:value-type="float" office:value="2574.645" calcext:value-type="float">
            <text:p>2574.645</text:p>
          </table:table-cell>
          <table:table-cell office:value-type="float" office:value="1665.99" calcext:value-type="float">
            <text:p>1665.9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Imported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TPS5430QDDARQ1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SO8_Power_PAD</text:p>
          </table:table-cell>
          <table:table-cell office:value-type="float" office:value="927.991" calcext:value-type="float">
            <text:p>927.991</text:p>
          </table:table-cell>
          <table:table-cell office:value-type="float" office:value="557.526" calcext:value-type="float">
            <text:p>557.5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S5430QDDARQ1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TPS5420QDRQ1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SO8_Power_PAD</text:p>
          </table:table-cell>
          <table:table-cell office:value-type="float" office:value="1307.913" calcext:value-type="float">
            <text:p>1307.913</text:p>
          </table:table-cell>
          <table:table-cell office:value-type="float" office:value="1614.612" calcext:value-type="float">
            <text:p>1614.61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PS5420QDRQ1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DS2777G+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TDFN-14-EP_3x5</text:p>
          </table:table-cell>
          <table:table-cell office:value-type="float" office:value="1133.7" calcext:value-type="float">
            <text:p>1133.7</text:p>
          </table:table-cell>
          <table:table-cell office:value-type="float" office:value="1723.47" calcext:value-type="float">
            <text:p>1723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tery Management 2-Cell, Stand-Alone, Li+ Fuel-Gauge IC with Protector and Optional SHA-1 Authentication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FDS6898AZ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SOIC8</text:p>
          </table:table-cell>
          <table:table-cell office:value-type="float" office:value="1233.503" calcext:value-type="float">
            <text:p>1233.503</text:p>
          </table:table-cell>
          <table:table-cell office:value-type="float" office:value="1272.585" calcext:value-type="float">
            <text:p>1272.58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OSFET 2N-CH 20V 9.4A 8SOIC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ADS1248IPW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TSSOP28</text:p>
          </table:table-cell>
          <table:table-cell office:value-type="float" office:value="2477.794" calcext:value-type="float">
            <text:p>2477.794</text:p>
          </table:table-cell>
          <table:table-cell office:value-type="float" office:value="876.817" calcext:value-type="float">
            <text:p>876.8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4 bit ADC Differential Input, SPI, 28-pin TSSOP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TPS5420QDRQ1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SO8_Power_PAD</text:p>
          </table:table-cell>
          <table:table-cell office:value-type="float" office:value="2584.322" calcext:value-type="float">
            <text:p>2584.322</text:p>
          </table:table-cell>
          <table:table-cell office:value-type="float" office:value="1419.337" calcext:value-type="float">
            <text:p>1419.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S5420QDRQ1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PS5410QDRQ1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SO8_Power_PAD</text:p>
          </table:table-cell>
          <table:table-cell office:value-type="float" office:value="2516.968" calcext:value-type="float">
            <text:p>2516.968</text:p>
          </table:table-cell>
          <table:table-cell office:value-type="float" office:value="2939.809" calcext:value-type="float">
            <text:p>2939.80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PS5410QDRQ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PS54540QDDARQ1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SO8_Power_PAD</text:p>
          </table:table-cell>
          <table:table-cell office:value-type="float" office:value="1690.984" calcext:value-type="float">
            <text:p>1690.984</text:p>
          </table:table-cell>
          <table:table-cell office:value-type="float" office:value="619.078" calcext:value-type="float">
            <text:p>619.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S54540QDDARQ1</text:p>
          </table:table-cell>
        </table:table-row>
        <table:table-row table:style-name="ro1">
          <table:table-cell office:value-type="string" calcext:value-type="string">
            <text:p>SYSTEM_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0603-LED</text:p>
          </table:table-cell>
          <table:table-cell office:value-type="float" office:value="3073.464" calcext:value-type="float">
            <text:p>3073.464</text:p>
          </table:table-cell>
          <table:table-cell office:value-type="float" office:value="2310.872" calcext:value-type="float">
            <text:p>2310.87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D Red LED</text:p>
          </table:table-cell>
        </table:table-row>
        <table:table-row table:style-name="ro1">
          <table:table-cell office:value-type="string" calcext:value-type="string">
            <text:p>RSense1</text:p>
          </table:table-cell>
          <table:table-cell office:value-type="string" calcext:value-type="string">
            <text:p>0.01R/0.5W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1206_-_ohmite</text:p>
          </table:table-cell>
          <table:table-cell office:value-type="float" office:value="1137.243" calcext:value-type="float">
            <text:p>1137.243</text:p>
          </table:table-cell>
          <table:table-cell office:value-type="float" office:value="1842.664" calcext:value-type="float">
            <text:p>1842.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rrent Sense Resistors - SMD 0.01ohm .5% 4 Terminal</text:p>
          </table:table-cell>
        </table:table-row>
        <table:table-row table:style-name="ro1">
          <table:table-cell office:value-type="string" calcext:value-type="string">
            <text:p>R8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1618.196" calcext:value-type="float">
            <text:p>1618.196</text:p>
          </table:table-cell>
          <table:table-cell office:value-type="float" office:value="3376.175" calcext:value-type="float">
            <text:p>3376.17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100K OHM 1/10W 1% 0603</text:p>
          </table:table-cell>
        </table:table-row>
        <table:table-row table:style-name="ro1">
          <table:table-cell office:value-type="string" calcext:value-type="string">
            <text:p>R81</text:p>
          </table:table-cell>
          <table:table-cell office:value-type="string" calcext:value-type="string">
            <text:p>93K1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1563.274" calcext:value-type="float">
            <text:p>1563.274</text:p>
          </table:table-cell>
          <table:table-cell office:value-type="float" office:value="3376.175" calcext:value-type="float">
            <text:p>3376.1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 93.1K OHM 1/10W 1% 0603</text:p>
          </table:table-cell>
        </table:table-row>
        <table:table-row table:style-name="ro1">
          <table:table-cell office:value-type="string" calcext:value-type="string">
            <text:p>R79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R0805</text:p>
          </table:table-cell>
          <table:table-cell office:value-type="float" office:value="1771.653" calcext:value-type="float">
            <text:p>1771.653</text:p>
          </table:table-cell>
          <table:table-cell office:value-type="float" office:value="2420.518" calcext:value-type="float">
            <text:p>2420.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SMD 3.3K OHM 0.1% 1/10W 0805</text:p>
          </table:table-cell>
        </table:table-row>
        <table:table-row table:style-name="ro1">
          <table:table-cell office:value-type="string" calcext:value-type="string">
            <text:p>R7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1100.235" calcext:value-type="float">
            <text:p>1100.235</text:p>
          </table:table-cell>
          <table:table-cell office:value-type="float" office:value="3370.321" calcext:value-type="float">
            <text:p>3370.32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100K OHM 1/10W 1% 0603</text:p>
          </table:table-cell>
        </table:table-row>
        <table:table-row table:style-name="ro1">
          <table:table-cell office:value-type="string" calcext:value-type="string">
            <text:p>R74</text:p>
          </table:table-cell>
          <table:table-cell office:value-type="string" calcext:value-type="string">
            <text:p>93K1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1053.779" calcext:value-type="float">
            <text:p>1053.779</text:p>
          </table:table-cell>
          <table:table-cell office:value-type="float" office:value="3310.872" calcext:value-type="float">
            <text:p>3310.87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93.1K OHM 1/10W 1% 0603</text:p>
          </table:table-cell>
        </table:table-row>
        <table:table-row table:style-name="ro1">
          <table:table-cell office:value-type="string" calcext:value-type="string">
            <text:p>R7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412.59" calcext:value-type="float">
            <text:p>412.59</text:p>
          </table:table-cell>
          <table:table-cell office:value-type="float" office:value="2175.981" calcext:value-type="float">
            <text:p>2175.98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 100K OHM 1/10W 1% 0603</text:p>
          </table:table-cell>
        </table:table-row>
        <table:table-row table:style-name="ro1">
          <table:table-cell office:value-type="string" calcext:value-type="string">
            <text:p>R72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R0805</text:p>
          </table:table-cell>
          <table:table-cell office:value-type="float" office:value="1068.346" calcext:value-type="float">
            <text:p>1068.346</text:p>
          </table:table-cell>
          <table:table-cell office:value-type="float" office:value="2419.291" calcext:value-type="float">
            <text:p>2419.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SMD 3.3K OHM 0.1% 1/10W 0805</text:p>
          </table:table-cell>
        </table:table-row>
        <table:table-row table:style-name="ro1">
          <table:table-cell office:value-type="string" calcext:value-type="string">
            <text:p>R7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463.031" calcext:value-type="float">
            <text:p>463.031</text:p>
          </table:table-cell>
          <table:table-cell office:value-type="float" office:value="3343.943" calcext:value-type="float">
            <text:p>3343.94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100K OHM 1/10W 1% 0603</text:p>
          </table:table-cell>
        </table:table-row>
        <table:table-row table:style-name="ro1">
          <table:table-cell office:value-type="string" calcext:value-type="string">
            <text:p>R70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464.755" calcext:value-type="float">
            <text:p>464.755</text:p>
          </table:table-cell>
          <table:table-cell office:value-type="float" office:value="2175.981" calcext:value-type="float">
            <text:p>2175.98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300K OHM 1/10W 0.1% 0603</text:p>
          </table:table-cell>
        </table:table-row>
        <table:table-row table:style-name="ro1">
          <table:table-cell office:value-type="string" calcext:value-type="string">
            <text:p>R69</text:p>
          </table:table-cell>
          <table:table-cell office:value-type="string" calcext:value-type="string">
            <text:p>93K1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411.259" calcext:value-type="float">
            <text:p>411.259</text:p>
          </table:table-cell>
          <table:table-cell office:value-type="float" office:value="3293.549" calcext:value-type="float">
            <text:p>3293.54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93.1K OHM 1/10W 1% 0603</text:p>
          </table:table-cell>
        </table:table-row>
        <table:table-row table:style-name="ro1">
          <table:table-cell office:value-type="string" calcext:value-type="string">
            <text:p>R67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R0805</text:p>
          </table:table-cell>
          <table:table-cell office:value-type="float" office:value="1076.101" calcext:value-type="float">
            <text:p>1076.101</text:p>
          </table:table-cell>
          <table:table-cell office:value-type="float" office:value="2894.337" calcext:value-type="float">
            <text:p>2894.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SMD 3.3K OHM 0.1% 1/10W 0805</text:p>
          </table:table-cell>
        </table:table-row>
        <table:table-row table:style-name="ro1">
          <table:table-cell office:value-type="string" calcext:value-type="string">
            <text:p>R6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R0603</text:p>
          </table:table-cell>
          <table:table-cell office:value-type="float" office:value="3000.363" calcext:value-type="float">
            <text:p>3000.363</text:p>
          </table:table-cell>
          <table:table-cell office:value-type="float" office:value="2825.749" calcext:value-type="float">
            <text:p>2825.7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10K OHM 1/8W 1% <text:s/>0603</text:p>
          </table:table-cell>
        </table:table-row>
        <table:table-row table:style-name="ro1">
          <table:table-cell office:value-type="string" calcext:value-type="string">
            <text:p>R6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R0603</text:p>
          </table:table-cell>
          <table:table-cell office:value-type="float" office:value="3000.363" calcext:value-type="float">
            <text:p>3000.363</text:p>
          </table:table-cell>
          <table:table-cell office:value-type="float" office:value="2773.622" calcext:value-type="float">
            <text:p>2773.6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10K OHM 1/8W 1% <text:s/>0603</text:p>
          </table:table-cell>
        </table:table-row>
        <table:table-row table:style-name="ro1">
          <table:table-cell office:value-type="string" calcext:value-type="string">
            <text:p>R6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1539.37" calcext:value-type="float">
            <text:p>1539.37</text:p>
          </table:table-cell>
          <table:table-cell office:value-type="float" office:value="1788.386" calcext:value-type="float">
            <text:p>1788.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4K7 OHM 1/8W 1% 0603</text:p>
          </table:table-cell>
        </table:table-row>
        <table:table-row table:style-name="ro1">
          <table:table-cell office:value-type="string" calcext:value-type="string">
            <text:p>R6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2040.393" calcext:value-type="float">
            <text:p>2040.393</text:p>
          </table:table-cell>
          <table:table-cell office:value-type="float" office:value="311.66" calcext:value-type="float">
            <text:p>311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47K OHM 1/8W 0.5% 0603</text:p>
          </table:table-cell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2932.256" calcext:value-type="float">
            <text:p>2932.256</text:p>
          </table:table-cell>
          <table:table-cell office:value-type="float" office:value="2199.849" calcext:value-type="float">
            <text:p>2199.84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1.0K OHM 1/8W 1% 0603</text:p>
          </table:table-cell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3073.858" calcext:value-type="float">
            <text:p>3073.858</text:p>
          </table:table-cell>
          <table:table-cell office:value-type="float" office:value="2199.849" calcext:value-type="float">
            <text:p>2199.84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1.0K OHM 1/8W 1% 0603</text:p>
          </table:table-cell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3.24k 1/8W</text:p>
          </table:table-cell>
          <table:table-cell office:value-type="string" calcext:value-type="string">
            <text:p>TopLayer</text:p>
          </table:table-cell>
          <table:table-cell office:value-type="float" office:value="805" calcext:value-type="float">
            <text:p>805</text:p>
          </table:table-cell>
          <table:table-cell office:value-type="float" office:value="1187.637" calcext:value-type="float">
            <text:p>1187.637</text:p>
          </table:table-cell>
          <table:table-cell office:value-type="float" office:value="357.329" calcext:value-type="float">
            <text:p>357.3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3.24k OHM 1/8W 1% 0805 SMD</text:p>
          </table:table-cell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1623.077" calcext:value-type="float">
            <text:p>1623.077</text:p>
          </table:table-cell>
          <table:table-cell office:value-type="float" office:value="1122.174" calcext:value-type="float">
            <text:p>1122.17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1.0K OHM 1/8W 1% 0603</text:p>
          </table:table-cell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opLayer</text:p>
          </table:table-cell>
          <table:table-cell office:value-type="float" office:value="805" calcext:value-type="float">
            <text:p>805</text:p>
          </table:table-cell>
          <table:table-cell office:value-type="float" office:value="1036.062" calcext:value-type="float">
            <text:p>1036.062</text:p>
          </table:table-cell>
          <table:table-cell office:value-type="float" office:value="357.329" calcext:value-type="float">
            <text:p>357.3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10K OHM 1/8W 1% <text:s/>0805</text:p>
          </table:table-cell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TopLayer</text:p>
          </table:table-cell>
          <table:table-cell office:value-type="float" office:value="1206" calcext:value-type="float">
            <text:p>1206</text:p>
          </table:table-cell>
          <table:table-cell office:value-type="float" office:value="1399.39" calcext:value-type="float">
            <text:p>1399.39</text:p>
          </table:table-cell>
          <table:table-cell office:value-type="float" office:value="455.078" calcext:value-type="float">
            <text:p>455.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0.0 OHM 3/4W JUMP 1206</text:p>
          </table:table-cell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TopLayer</text:p>
          </table:table-cell>
          <table:table-cell office:value-type="float" office:value="1206" calcext:value-type="float">
            <text:p>1206</text:p>
          </table:table-cell>
          <table:table-cell office:value-type="float" office:value="1529.763" calcext:value-type="float">
            <text:p>1529.763</text:p>
          </table:table-cell>
          <table:table-cell office:value-type="float" office:value="878.195" calcext:value-type="float">
            <text:p>878.19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0.0 OHM 3/4W JUMP 1206</text:p>
          </table:table-cell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5K9</text:p>
          </table:table-cell>
          <table:table-cell office:value-type="string" calcext:value-type="string">
            <text:p>TopLayer</text:p>
          </table:table-cell>
          <table:table-cell office:value-type="float" office:value="805" calcext:value-type="float">
            <text:p>805</text:p>
          </table:table-cell>
          <table:table-cell office:value-type="float" office:value="1140.393" calcext:value-type="float">
            <text:p>1140.393</text:p>
          </table:table-cell>
          <table:table-cell office:value-type="float" office:value="1608.904" calcext:value-type="float">
            <text:p>1608.9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 5K9 OHM 1/8W 1% 0805</text:p>
          </table:table-cell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1706.844" calcext:value-type="float">
            <text:p>1706.844</text:p>
          </table:table-cell>
          <table:table-cell office:value-type="float" office:value="1120.14" calcext:value-type="float">
            <text:p>1120.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 1.0K OHM 1/8W 1% 0603</text:p>
          </table:table-cell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opLayer</text:p>
          </table:table-cell>
          <table:table-cell office:value-type="float" office:value="805" calcext:value-type="float">
            <text:p>805</text:p>
          </table:table-cell>
          <table:table-cell office:value-type="float" office:value="1142.755" calcext:value-type="float">
            <text:p>1142.755</text:p>
          </table:table-cell>
          <table:table-cell office:value-type="float" office:value="1767.959" calcext:value-type="float">
            <text:p>1767.95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 10K OHM 1/8W 1% <text:s/>0805</text:p>
          </table:table-cell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TopLayer</text:p>
          </table:table-cell>
          <table:table-cell office:value-type="float" office:value="1206" calcext:value-type="float">
            <text:p>1206</text:p>
          </table:table-cell>
          <table:table-cell office:value-type="float" office:value="1419.133" calcext:value-type="float">
            <text:p>1419.133</text:p>
          </table:table-cell>
          <table:table-cell office:value-type="float" office:value="1255.754" calcext:value-type="float">
            <text:p>1255.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0.0 OHM 3/4W JUMP 1206</text:p>
          </table:table-cell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BottomLayer</text:p>
          </table:table-cell>
          <table:table-cell office:value-type="float" office:value="1206" calcext:value-type="float">
            <text:p>1206</text:p>
          </table:table-cell>
          <table:table-cell office:value-type="float" office:value="876.22" calcext:value-type="float">
            <text:p>876.22</text:p>
          </table:table-cell>
          <table:table-cell office:value-type="float" office:value="1859.691" calcext:value-type="float">
            <text:p>1859.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0.0 OHM 3/4W JUMP 1206</text:p>
          </table:table-cell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BottomLayer</text:p>
          </table:table-cell>
          <table:table-cell office:value-type="float" office:value="1206" calcext:value-type="float">
            <text:p>1206</text:p>
          </table:table-cell>
          <table:table-cell office:value-type="float" office:value="1379.763" calcext:value-type="float">
            <text:p>1379.763</text:p>
          </table:table-cell>
          <table:table-cell office:value-type="float" office:value="1859.691" calcext:value-type="float">
            <text:p>1859.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0.0 OHM 3/4W JUMP 1206</text:p>
          </table:table-cell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2545.905" calcext:value-type="float">
            <text:p>2545.905</text:p>
          </table:table-cell>
          <table:table-cell office:value-type="float" office:value="3330.43" calcext:value-type="float">
            <text:p>3330.4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300K OHM 1/10W 0.1% 0603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1538.386" calcext:value-type="float">
            <text:p>1538.386</text:p>
          </table:table-cell>
          <table:table-cell office:value-type="float" office:value="1743.373" calcext:value-type="float">
            <text:p>1743.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150R OHM 1/10W 1% 0603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897.428" calcext:value-type="float">
            <text:p>897.428</text:p>
          </table:table-cell>
          <table:table-cell office:value-type="float" office:value="1715.268" calcext:value-type="float">
            <text:p>1715.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1.0K OHM 1/8W 1% 0603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1528.543" calcext:value-type="float">
            <text:p>1528.543</text:p>
          </table:table-cell>
          <table:table-cell office:value-type="float" office:value="1685.039" calcext:value-type="float">
            <text:p>1685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150R OHM 1/10W 1% 0603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897.428" calcext:value-type="float">
            <text:p>897.428</text:p>
          </table:table-cell>
          <table:table-cell office:value-type="float" office:value="1623.274" calcext:value-type="float">
            <text:p>1623.27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1.0K OHM 1/8W 1% 0603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897.428" calcext:value-type="float">
            <text:p>897.428</text:p>
          </table:table-cell>
          <table:table-cell office:value-type="float" office:value="1485.282" calcext:value-type="float">
            <text:p>1485.28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1.0K OHM 1/8W 1% 0603</text:p>
          </table:table-cell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1397.873" calcext:value-type="float">
            <text:p>1397.873</text:p>
          </table:table-cell>
          <table:table-cell office:value-type="float" office:value="1464.416" calcext:value-type="float">
            <text:p>1464.4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470R OHM 1/8W 1% 0603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1577.756" calcext:value-type="float">
            <text:p>1577.756</text:p>
          </table:table-cell>
          <table:table-cell office:value-type="float" office:value="1591.293" calcext:value-type="float">
            <text:p>1591.29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1.0K OHM 1/8W 1% 0603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897.428" calcext:value-type="float">
            <text:p>897.428</text:p>
          </table:table-cell>
          <table:table-cell office:value-type="float" office:value="1669.271" calcext:value-type="float">
            <text:p>1669.27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1.0K OHM 1/8W 1% 0603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897.428" calcext:value-type="float">
            <text:p>897.428</text:p>
          </table:table-cell>
          <table:table-cell office:value-type="float" office:value="1531.279" calcext:value-type="float">
            <text:p>1531.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150R OHM 1/10W 1% 0603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1056.06" calcext:value-type="float">
            <text:p>1056.06</text:p>
          </table:table-cell>
          <table:table-cell office:value-type="float" office:value="256.064" calcext:value-type="float">
            <text:p>256.06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1.0K OHM 1/8W 1% 0603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.65K</text:p>
          </table:table-cell>
          <table:table-cell office:value-type="string" calcext:value-type="string">
            <text:p>BottomLayer</text:p>
          </table:table-cell>
          <table:table-cell office:value-type="float" office:value="805" calcext:value-type="float">
            <text:p>805</text:p>
          </table:table-cell>
          <table:table-cell office:value-type="float" office:value="2269.527" calcext:value-type="float">
            <text:p>2269.527</text:p>
          </table:table-cell>
          <table:table-cell office:value-type="float" office:value="683.313" calcext:value-type="float">
            <text:p>683.3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 1.65K OHM 1/10W 0.1% 0805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TopLayer</text:p>
          </table:table-cell>
          <table:table-cell office:value-type="float" office:value="805" calcext:value-type="float">
            <text:p>805</text:p>
          </table:table-cell>
          <table:table-cell office:value-type="float" office:value="2895.117" calcext:value-type="float">
            <text:p>2895.117</text:p>
          </table:table-cell>
          <table:table-cell office:value-type="float" office:value="3314.416" calcext:value-type="float">
            <text:p>3314.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SMD 1K OHM 1% 1/8W 0805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TopLayer</text:p>
          </table:table-cell>
          <table:table-cell office:value-type="float" office:value="805" calcext:value-type="float">
            <text:p>805</text:p>
          </table:table-cell>
          <table:table-cell office:value-type="float" office:value="2895.117" calcext:value-type="float">
            <text:p>2895.117</text:p>
          </table:table-cell>
          <table:table-cell office:value-type="float" office:value="3391.581" calcext:value-type="float">
            <text:p>3391.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SMD 1K OHM 1% 1/8W 0805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5K9</text:p>
          </table:table-cell>
          <table:table-cell office:value-type="string" calcext:value-type="string">
            <text:p>TopLayer</text:p>
          </table:table-cell>
          <table:table-cell office:value-type="float" office:value="805" calcext:value-type="float">
            <text:p>805</text:p>
          </table:table-cell>
          <table:table-cell office:value-type="float" office:value="2289.487" calcext:value-type="float">
            <text:p>2289.487</text:p>
          </table:table-cell>
          <table:table-cell office:value-type="float" office:value="1563.628" calcext:value-type="float">
            <text:p>1563.62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5K9 OHM 1/8W 1% 0805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3003.385" calcext:value-type="float">
            <text:p>3003.385</text:p>
          </table:table-cell>
          <table:table-cell office:value-type="float" office:value="2204.573" calcext:value-type="float">
            <text:p>2204.57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 1.0K OHM 1/8W 1% 0603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opLayer</text:p>
          </table:table-cell>
          <table:table-cell office:value-type="float" office:value="805" calcext:value-type="float">
            <text:p>805</text:p>
          </table:table-cell>
          <table:table-cell office:value-type="float" office:value="2289.487" calcext:value-type="float">
            <text:p>2289.487</text:p>
          </table:table-cell>
          <table:table-cell office:value-type="float" office:value="1406.935" calcext:value-type="float">
            <text:p>1406.93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10K OHM 1/8W 1% <text:s/>0805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TopLayer</text:p>
          </table:table-cell>
          <table:table-cell office:value-type="float" office:value="1206" calcext:value-type="float">
            <text:p>1206</text:p>
          </table:table-cell>
          <table:table-cell office:value-type="float" office:value="3045.031" calcext:value-type="float">
            <text:p>3045.031</text:p>
          </table:table-cell>
          <table:table-cell office:value-type="float" office:value="2571.896" calcext:value-type="float">
            <text:p>2571.89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0.0 OHM 3/4W JUMP 1206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TopLayer</text:p>
          </table:table-cell>
          <table:table-cell office:value-type="float" office:value="1206" calcext:value-type="float">
            <text:p>1206</text:p>
          </table:table-cell>
          <table:table-cell office:value-type="float" office:value="2943.149" calcext:value-type="float">
            <text:p>2943.149</text:p>
          </table:table-cell>
          <table:table-cell office:value-type="float" office:value="1367.565" calcext:value-type="float">
            <text:p>1367.56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0.0 OHM 3/4W JUMP 1206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5K9</text:p>
          </table:table-cell>
          <table:table-cell office:value-type="string" calcext:value-type="string">
            <text:p>TopLayer</text:p>
          </table:table-cell>
          <table:table-cell office:value-type="float" office:value="805" calcext:value-type="float">
            <text:p>805</text:p>
          </table:table-cell>
          <table:table-cell office:value-type="float" office:value="3049.448" calcext:value-type="float">
            <text:p>3049.448</text:p>
          </table:table-cell>
          <table:table-cell office:value-type="float" office:value="2933.943" calcext:value-type="float">
            <text:p>2933.94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5K9 OHM 1/8W 1% 0805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2862.834" calcext:value-type="float">
            <text:p>2862.834</text:p>
          </table:table-cell>
          <table:table-cell office:value-type="float" office:value="2199.849" calcext:value-type="float">
            <text:p>2199.84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 1.0K OHM 1/8W 1% 0603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opLayer</text:p>
          </table:table-cell>
          <table:table-cell office:value-type="float" office:value="805" calcext:value-type="float">
            <text:p>805</text:p>
          </table:table-cell>
          <table:table-cell office:value-type="float" office:value="3049.448" calcext:value-type="float">
            <text:p>3049.448</text:p>
          </table:table-cell>
          <table:table-cell office:value-type="float" office:value="2768.195" calcext:value-type="float">
            <text:p>2768.19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10K OHM 1/8W 1% <text:s/>0805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TopLayer</text:p>
          </table:table-cell>
          <table:table-cell office:value-type="float" office:value="1206" calcext:value-type="float">
            <text:p>1206</text:p>
          </table:table-cell>
          <table:table-cell office:value-type="float" office:value="2496.457" calcext:value-type="float">
            <text:p>2496.457</text:p>
          </table:table-cell>
          <table:table-cell office:value-type="float" office:value="1945.911" calcext:value-type="float">
            <text:p>1945.9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 0.0 OHM 3/4W JUMP 1206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TopLayer</text:p>
          </table:table-cell>
          <table:table-cell office:value-type="float" office:value="1206" calcext:value-type="float">
            <text:p>1206</text:p>
          </table:table-cell>
          <table:table-cell office:value-type="float" office:value="2138.031" calcext:value-type="float">
            <text:p>2138.031</text:p>
          </table:table-cell>
          <table:table-cell office:value-type="float" office:value="2995.124" calcext:value-type="float">
            <text:p>2995.1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 0.0 OHM 3/4W JUMP 1206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TopLayer</text:p>
          </table:table-cell>
          <table:table-cell office:value-type="float" office:value="603" calcext:value-type="float">
            <text:p>603</text:p>
          </table:table-cell>
          <table:table-cell office:value-type="float" office:value="1605.315" calcext:value-type="float">
            <text:p>1605.315</text:p>
          </table:table-cell>
          <table:table-cell office:value-type="float" office:value="482.526" calcext:value-type="float">
            <text:p>482.5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140k OHM 1/5W 1% 0603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1.5k</text:p>
          </table:table-cell>
          <table:table-cell office:value-type="string" calcext:value-type="string">
            <text:p>TopLayer</text:p>
          </table:table-cell>
          <table:table-cell office:value-type="float" office:value="805" calcext:value-type="float">
            <text:p>805</text:p>
          </table:table-cell>
          <table:table-cell office:value-type="float" office:value="1811.024" calcext:value-type="float">
            <text:p>1811.024</text:p>
          </table:table-cell>
          <table:table-cell office:value-type="float" office:value="409.055" calcext:value-type="float">
            <text:p>409.0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 11.5k OHM 1/8W 1% 0805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9.6k</text:p>
          </table:table-cell>
          <table:table-cell office:value-type="string" calcext:value-type="string">
            <text:p>TopLayer</text:p>
          </table:table-cell>
          <table:table-cell office:value-type="float" office:value="603" calcext:value-type="float">
            <text:p>603</text:p>
          </table:table-cell>
          <table:table-cell office:value-type="float" office:value="1945.511" calcext:value-type="float">
            <text:p>1945.511</text:p>
          </table:table-cell>
          <table:table-cell office:value-type="float" office:value="546.833" calcext:value-type="float">
            <text:p>546.8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19.6k OHM 1/10W 1% 0603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60.4k</text:p>
          </table:table-cell>
          <table:table-cell office:value-type="string" calcext:value-type="string">
            <text:p>TopLayer</text:p>
          </table:table-cell>
          <table:table-cell office:value-type="float" office:value="805" calcext:value-type="float">
            <text:p>805</text:p>
          </table:table-cell>
          <table:table-cell office:value-type="float" office:value="1892.514" calcext:value-type="float">
            <text:p>1892.514</text:p>
          </table:table-cell>
          <table:table-cell office:value-type="float" office:value="401.187" calcext:value-type="float">
            <text:p>401.18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60.4k OHM 1/8W 1% 0805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TopLayer</text:p>
          </table:table-cell>
          <table:table-cell office:value-type="float" office:value="1206" calcext:value-type="float">
            <text:p>1206</text:p>
          </table:table-cell>
          <table:table-cell office:value-type="float" office:value="2337.637" calcext:value-type="float">
            <text:p>2337.637</text:p>
          </table:table-cell>
          <table:table-cell office:value-type="float" office:value="772.289" calcext:value-type="float">
            <text:p>772.28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0.0 OHM 3/4W JUMP 1206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TopLayer</text:p>
          </table:table-cell>
          <table:table-cell office:value-type="float" office:value="1206" calcext:value-type="float">
            <text:p>1206</text:p>
          </table:table-cell>
          <table:table-cell office:value-type="float" office:value="1399.39" calcext:value-type="float">
            <text:p>1399.39</text:p>
          </table:table-cell>
          <table:table-cell office:value-type="float" office:value="536.07" calcext:value-type="float">
            <text:p>536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0.0 OHM 3/4W JUMP 1206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2354.173" calcext:value-type="float">
            <text:p>2354.173</text:p>
          </table:table-cell>
          <table:table-cell office:value-type="float" office:value="197.152" calcext:value-type="float">
            <text:p>197.15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1.0K OHM 1/8W 1% 0603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TopLayer</text:p>
          </table:table-cell>
          <table:table-cell office:value-type="float" office:value="603" calcext:value-type="float">
            <text:p>603</text:p>
          </table:table-cell>
          <table:table-cell office:value-type="float" office:value="2400.235" calcext:value-type="float">
            <text:p>2400.235</text:p>
          </table:table-cell>
          <table:table-cell office:value-type="float" office:value="425.045" calcext:value-type="float">
            <text:p>425.0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140k OHM 1/5W 1% 0603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1.5k</text:p>
          </table:table-cell>
          <table:table-cell office:value-type="string" calcext:value-type="string">
            <text:p>TopLayer</text:p>
          </table:table-cell>
          <table:table-cell office:value-type="float" office:value="805" calcext:value-type="float">
            <text:p>805</text:p>
          </table:table-cell>
          <table:table-cell office:value-type="float" office:value="2523.57" calcext:value-type="float">
            <text:p>2523.57</text:p>
          </table:table-cell>
          <table:table-cell office:value-type="float" office:value="358.904" calcext:value-type="float">
            <text:p>358.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11.5k OHM 1/8W 1% 0805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9.6k</text:p>
          </table:table-cell>
          <table:table-cell office:value-type="string" calcext:value-type="string">
            <text:p>TopLayer</text:p>
          </table:table-cell>
          <table:table-cell office:value-type="float" office:value="603" calcext:value-type="float">
            <text:p>603</text:p>
          </table:table-cell>
          <table:table-cell office:value-type="float" office:value="2689.212" calcext:value-type="float">
            <text:p>2689.212</text:p>
          </table:table-cell>
          <table:table-cell office:value-type="float" office:value="485.282" calcext:value-type="float">
            <text:p>485.28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19.6k OHM 1/10W 1% 0603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TopLayer</text:p>
          </table:table-cell>
          <table:table-cell office:value-type="float" office:value="805" calcext:value-type="float">
            <text:p>805</text:p>
          </table:table-cell>
          <table:table-cell office:value-type="float" office:value="2659.791" calcext:value-type="float">
            <text:p>2659.791</text:p>
          </table:table-cell>
          <table:table-cell office:value-type="float" office:value="358.904" calcext:value-type="float">
            <text:p>358.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75k OHM 1/8W 1% 080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TopLayer</text:p>
          </table:table-cell>
          <table:table-cell office:value-type="float" office:value="1206" calcext:value-type="float">
            <text:p>1206</text:p>
          </table:table-cell>
          <table:table-cell office:value-type="float" office:value="3095.905" calcext:value-type="float">
            <text:p>3095.905</text:p>
          </table:table-cell>
          <table:table-cell office:value-type="float" office:value="557.723" calcext:value-type="float">
            <text:p>557.7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 0.0 OHM 3/4W JUMP 120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TopLayer</text:p>
          </table:table-cell>
          <table:table-cell office:value-type="float" office:value="1206" calcext:value-type="float">
            <text:p>1206</text:p>
          </table:table-cell>
          <table:table-cell office:value-type="float" office:value="2184.094" calcext:value-type="float">
            <text:p>2184.094</text:p>
          </table:table-cell>
          <table:table-cell office:value-type="float" office:value="429.376" calcext:value-type="float">
            <text:p>429.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0.0 OHM 3/4W JUMP 120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BottomLayer</text:p>
          </table:table-cell>
          <table:table-cell office:value-type="float" office:value="603" calcext:value-type="float">
            <text:p>603</text:p>
          </table:table-cell>
          <table:table-cell office:value-type="float" office:value="2427.106" calcext:value-type="float">
            <text:p>2427.106</text:p>
          </table:table-cell>
          <table:table-cell office:value-type="float" office:value="197.152" calcext:value-type="float">
            <text:p>197.15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1.0K OHM 1/8W 1% 0603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MOSFET-N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SOIC8_Mosfet</text:p>
          </table:table-cell>
          <table:table-cell office:value-type="float" office:value="1806.436" calcext:value-type="float">
            <text:p>1806.436</text:p>
          </table:table-cell>
          <table:table-cell office:value-type="float" office:value="3072.486" calcext:value-type="float">
            <text:p>3072.48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OSFET N-Channel 30V Vds 20V Vgs SO-8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MOSFET-N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SOIC8_Mosfet</text:p>
          </table:table-cell>
          <table:table-cell office:value-type="float" office:value="1808.011" calcext:value-type="float">
            <text:p>1808.011</text:p>
          </table:table-cell>
          <table:table-cell office:value-type="float" office:value="2560.518" calcext:value-type="float">
            <text:p>2560.5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OSFET N-Channel 30V Vds 20V Vgs SO-8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MOSFET-N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SOIC8_Mosfet</text:p>
          </table:table-cell>
          <table:table-cell office:value-type="float" office:value="1806.004" calcext:value-type="float">
            <text:p>1806.004</text:p>
          </table:table-cell>
          <table:table-cell office:value-type="float" office:value="2231.849" calcext:value-type="float">
            <text:p>2231.8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OSFET N-Channel 30V Vds 20V Vgs SO-8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MOSFET-P-SI4403CDY-T1-GE3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SOIC8_Mosfet</text:p>
          </table:table-cell>
          <table:table-cell office:value-type="float" office:value="491.279" calcext:value-type="float">
            <text:p>491.279</text:p>
          </table:table-cell>
          <table:table-cell office:value-type="float" office:value="759.494" calcext:value-type="float">
            <text:p>759.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FET 1.8V P-Channel 20 V, 0.0155 ? typ., 13.4 A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MOSFET-P-SI4403CDY-T1-GE3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SOIC8_Mosfet</text:p>
          </table:table-cell>
          <table:table-cell office:value-type="float" office:value="491.279" calcext:value-type="float">
            <text:p>491.279</text:p>
          </table:table-cell>
          <table:table-cell office:value-type="float" office:value="1003.195" calcext:value-type="float">
            <text:p>1003.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FET 1.8V P-Channel 20 V, 0.0155 ? typ., 13.4 A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MOSFET-P-SI4403CDY-T1-GE3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SOIC8_Mosfet</text:p>
          </table:table-cell>
          <table:table-cell office:value-type="float" office:value="502.696" calcext:value-type="float">
            <text:p>502.696</text:p>
          </table:table-cell>
          <table:table-cell office:value-type="float" office:value="742.565" calcext:value-type="float">
            <text:p>742.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FET 1.8V P-Channel 20 V, 0.0155 ? typ., 13.4 A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MOSFET-P-SI4403CDY-T1-GE3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SOIC8_Mosfet</text:p>
          </table:table-cell>
          <table:table-cell office:value-type="float" office:value="502.302" calcext:value-type="float">
            <text:p>502.302</text:p>
          </table:table-cell>
          <table:table-cell office:value-type="float" office:value="971.305" calcext:value-type="float">
            <text:p>971.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FET 1.8V P-Channel 20 V, 0.0155 ? typ., 13.4 A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MOSFET-N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SOIC8_Mosfet</text:p>
          </table:table-cell>
          <table:table-cell office:value-type="float" office:value="2650.667" calcext:value-type="float">
            <text:p>2650.667</text:p>
          </table:table-cell>
          <table:table-cell office:value-type="float" office:value="3286.738" calcext:value-type="float">
            <text:p>3286.73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SFET N-Channel 30V Vds 20V Vgs SO-8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MOSFET-N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SOIC8_Mosfet</text:p>
          </table:table-cell>
          <table:table-cell office:value-type="float" office:value="2336.888" calcext:value-type="float">
            <text:p>2336.888</text:p>
          </table:table-cell>
          <table:table-cell office:value-type="float" office:value="3286.738" calcext:value-type="float">
            <text:p>3286.73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SFET N-Channel 30V Vds 20V Vgs SO-8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HDR_1X3</text:p>
          </table:table-cell>
          <table:table-cell office:value-type="float" office:value="3079.724" calcext:value-type="float">
            <text:p>3079.724</text:p>
          </table:table-cell>
          <table:table-cell office:value-type="float" office:value="1460.039" calcext:value-type="float">
            <text:p>1460.03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eader, 3-Pin, Right Angle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532610671" calcext:value-type="float">
            <text:p>532610671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PICOBLADE_6PIN_Right_Angle</text:p>
          </table:table-cell>
          <table:table-cell office:value-type="float" office:value="570.866" calcext:value-type="float">
            <text:p>570.866</text:p>
          </table:table-cell>
          <table:table-cell office:value-type="float" office:value="160.433" calcext:value-type="float">
            <text:p>160.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coBlade 6 Position Right Angle Connector Header Surface Mount <text:s/>0.049" (1.25mm)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532610671" calcext:value-type="float">
            <text:p>532610671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PICOBLADE_6PIN_Right_Angle</text:p>
          </table:table-cell>
          <table:table-cell office:value-type="float" office:value="161.417" calcext:value-type="float">
            <text:p>161.417</text:p>
          </table:table-cell>
          <table:table-cell office:value-type="float" office:value="593.504" calcext:value-type="float">
            <text:p>593.50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icoBlade 6 Position Right Angle Connector Header Surface Mount <text:s/>0.049" (1.25mm)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22uH/6.3/25.7mOHM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IND_HC9</text:p>
          </table:table-cell>
          <table:table-cell office:value-type="float" office:value="1302.204" calcext:value-type="float">
            <text:p>1302.204</text:p>
          </table:table-cell>
          <table:table-cell office:value-type="float" office:value="3198.274" calcext:value-type="float">
            <text:p>3198.27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C9 Series - 22uH / 6.3A / 25.7mOHM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22uH/6.3/25.7mOHM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IND_HC9</text:p>
          </table:table-cell>
          <table:table-cell office:value-type="float" office:value="1302.204" calcext:value-type="float">
            <text:p>1302.204</text:p>
          </table:table-cell>
          <table:table-cell office:value-type="float" office:value="2656.148" calcext:value-type="float">
            <text:p>2656.14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C9 Series - 22uH / 6.3A / 25.7mOHM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22uH/6.3/25.7mOHM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IND_HC9</text:p>
          </table:table-cell>
          <table:table-cell office:value-type="float" office:value="1302.204" calcext:value-type="float">
            <text:p>1302.204</text:p>
          </table:table-cell>
          <table:table-cell office:value-type="float" office:value="2109.297" calcext:value-type="float">
            <text:p>2109.29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C9 Series - 22uH / 6.3A / 25.7mOHM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10uH/6.4A/51.8mOHM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Ind_IHLP</text:p>
          </table:table-cell>
          <table:table-cell office:value-type="float" office:value="1200.216" calcext:value-type="float">
            <text:p>1200.216</text:p>
          </table:table-cell>
          <table:table-cell office:value-type="float" office:value="1071.896" calcext:value-type="float">
            <text:p>1071.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UCTOR 2.2UH 6.4A SMD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6uH/5A/34.5mOHM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IND_744325xxx</text:p>
          </table:table-cell>
          <table:table-cell office:value-type="float" office:value="1930.944" calcext:value-type="float">
            <text:p>1930.944</text:p>
          </table:table-cell>
          <table:table-cell office:value-type="float" office:value="1388.431" calcext:value-type="float">
            <text:p>1388.4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INDUCTOR 16UH 5A SMD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6uH/5A/34.5mOHM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IND_744325xxx</text:p>
          </table:table-cell>
          <table:table-cell office:value-type="float" office:value="2813.621" calcext:value-type="float">
            <text:p>2813.621</text:p>
          </table:table-cell>
          <table:table-cell office:value-type="float" office:value="1944.337" calcext:value-type="float">
            <text:p>1944.33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INDUCTOR 16UH 5A SMD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27uH/4.3A/42.5mOHM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IND_744325xxx</text:p>
          </table:table-cell>
          <table:table-cell office:value-type="float" office:value="2312.046" calcext:value-type="float">
            <text:p>2312.046</text:p>
          </table:table-cell>
          <table:table-cell office:value-type="float" office:value="2473.077" calcext:value-type="float">
            <text:p>2473.07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DUCTOR 27UH 4.3A SMD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2.2uH/9A 15mOHM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Ind_SRP6540</text:p>
          </table:table-cell>
          <table:table-cell office:value-type="float" office:value="1913.621" calcext:value-type="float">
            <text:p>1913.621</text:p>
          </table:table-cell>
          <table:table-cell office:value-type="float" office:value="974.652" calcext:value-type="float">
            <text:p>974.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UCTOR 2.2UH 9A SMD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.2uH/9A 15mOHM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Ind_SRP6540</text:p>
          </table:table-cell>
          <table:table-cell office:value-type="float" office:value="2694.724" calcext:value-type="float">
            <text:p>2694.724</text:p>
          </table:table-cell>
          <table:table-cell office:value-type="float" office:value="984.494" calcext:value-type="float">
            <text:p>984.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UCTOR 2.2UH 9A SMD</text:p>
          </table:table-cell>
        </table:table-row>
        <table:table-row table:style-name="ro1">
          <table:table-cell office:value-type="string" calcext:value-type="string">
            <text:p>J_V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BottomLayer</text:p>
          </table:table-cell>
          <table:table-cell office:value-type="float" office:value="805" calcext:value-type="float">
            <text:p>805</text:p>
          </table:table-cell>
          <table:table-cell office:value-type="float" office:value="2359.843" calcext:value-type="float">
            <text:p>2359.843</text:p>
          </table:table-cell>
          <table:table-cell office:value-type="float" office:value="3127.953" calcext:value-type="float">
            <text:p>3127.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0R OHM 1/8W JUMPER 0805</text:p>
          </table:table-cell>
        </table:table-row>
        <table:table-row table:style-name="ro1">
          <table:table-cell office:value-type="string" calcext:value-type="string">
            <text:p>J_V4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BottomLayer</text:p>
          </table:table-cell>
          <table:table-cell office:value-type="float" office:value="805" calcext:value-type="float">
            <text:p>805</text:p>
          </table:table-cell>
          <table:table-cell office:value-type="float" office:value="2191.487" calcext:value-type="float">
            <text:p>2191.487</text:p>
          </table:table-cell>
          <table:table-cell office:value-type="float" office:value="2389.37" calcext:value-type="float">
            <text:p>2389.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 0R OHM 1/8W JUMPER 0805</text:p>
          </table:table-cell>
        </table:table-row>
        <table:table-row table:style-name="ro1">
          <table:table-cell office:value-type="string" calcext:value-type="string">
            <text:p>J_V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BottomLayer</text:p>
          </table:table-cell>
          <table:table-cell office:value-type="float" office:value="805" calcext:value-type="float">
            <text:p>805</text:p>
          </table:table-cell>
          <table:table-cell office:value-type="float" office:value="1914.802" calcext:value-type="float">
            <text:p>1914.802</text:p>
          </table:table-cell>
          <table:table-cell office:value-type="float" office:value="2181.496" calcext:value-type="float">
            <text:p>2181.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0R OHM 1/8W JUMPER 0805</text:p>
          </table:table-cell>
        </table:table-row>
        <table:table-row table:style-name="ro1">
          <table:table-cell office:value-type="string" calcext:value-type="string">
            <text:p>J_V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BottomLayer</text:p>
          </table:table-cell>
          <table:table-cell office:value-type="float" office:value="805" calcext:value-type="float">
            <text:p>805</text:p>
          </table:table-cell>
          <table:table-cell office:value-type="float" office:value="2928.347" calcext:value-type="float">
            <text:p>2928.347</text:p>
          </table:table-cell>
          <table:table-cell office:value-type="float" office:value="885.433" calcext:value-type="float">
            <text:p>885.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0R OHM 1/8W JUMPER 0805</text:p>
          </table:table-cell>
        </table:table-row>
        <table:table-row table:style-name="ro1">
          <table:table-cell office:value-type="string" calcext:value-type="string">
            <text:p>FB4</text:p>
          </table:table-cell>
          <table:table-cell office:value-type="string" calcext:value-type="string">
            <text:p>30R@100Mhz, 10A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IND1210</text:p>
          </table:table-cell>
          <table:table-cell office:value-type="float" office:value="1818.346" calcext:value-type="float">
            <text:p>1818.346</text:p>
          </table:table-cell>
          <table:table-cell office:value-type="float" office:value="659.691" calcext:value-type="float">
            <text:p>659.69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errite Bead 30 OHM 10A 100MHz</text:p>
          </table:table-cell>
        </table:table-row>
        <table:table-row table:style-name="ro1">
          <table:table-cell office:value-type="string" calcext:value-type="string">
            <text:p>FB3</text:p>
          </table:table-cell>
          <table:table-cell office:value-type="string" calcext:value-type="string">
            <text:p>30R@100Mhz, 10A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IND1210</text:p>
          </table:table-cell>
          <table:table-cell office:value-type="float" office:value="1818.346" calcext:value-type="float">
            <text:p>1818.346</text:p>
          </table:table-cell>
          <table:table-cell office:value-type="float" office:value="471.108" calcext:value-type="float">
            <text:p>471.10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errite Bead 30 OHM 10A 100MHz</text:p>
          </table:table-cell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30R@100Mhz, 3A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IND0805</text:p>
          </table:table-cell>
          <table:table-cell office:value-type="float" office:value="1886.456" calcext:value-type="float">
            <text:p>1886.456</text:p>
          </table:table-cell>
          <table:table-cell office:value-type="float" office:value="1171.108" calcext:value-type="float">
            <text:p>1171.10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errite Bead 30 OHM 3A 100MHz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TEST_POINT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TEST_POINT</text:p>
          </table:table-cell>
          <table:table-cell office:value-type="float" office:value="849.054" calcext:value-type="float">
            <text:p>849.054</text:p>
          </table:table-cell>
          <table:table-cell office:value-type="float" office:value="1344.73" calcext:value-type="float">
            <text:p>1344.7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B340LA-13-F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DO-214AC</text:p>
          </table:table-cell>
          <table:table-cell office:value-type="float" office:value="855.747" calcext:value-type="float">
            <text:p>855.747</text:p>
          </table:table-cell>
          <table:table-cell office:value-type="float" office:value="2928.346" calcext:value-type="float">
            <text:p>2928.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ODE SCHOTTKY 40V 3A B340LA-13-F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B340LA-13-F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DO-214AC</text:p>
          </table:table-cell>
          <table:table-cell office:value-type="float" office:value="855.747" calcext:value-type="float">
            <text:p>855.747</text:p>
          </table:table-cell>
          <table:table-cell office:value-type="float" office:value="2794.216" calcext:value-type="float">
            <text:p>2794.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ODE SCHOTTKY 40V 3A B340LA-13-F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B340LA-13-F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DO-214AC</text:p>
          </table:table-cell>
          <table:table-cell office:value-type="float" office:value="855.747" calcext:value-type="float">
            <text:p>855.747</text:p>
          </table:table-cell>
          <table:table-cell office:value-type="float" office:value="2660.085" calcext:value-type="float">
            <text:p>2660.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ODE SCHOTTKY 40V 3A B340LA-13-F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B220-13-F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DO-214AA</text:p>
          </table:table-cell>
          <table:table-cell office:value-type="float" office:value="1167.952" calcext:value-type="float">
            <text:p>1167.952</text:p>
          </table:table-cell>
          <table:table-cell office:value-type="float" office:value="773.864" calcext:value-type="float">
            <text:p>773.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ODE SCHOTTKY 20V 2A B220-13-F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B340LA-13-F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DO-214AC</text:p>
          </table:table-cell>
          <table:table-cell office:value-type="float" office:value="1636.85" calcext:value-type="float">
            <text:p>1636.85</text:p>
          </table:table-cell>
          <table:table-cell office:value-type="float" office:value="1415.99" calcext:value-type="float">
            <text:p>1415.9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IODE SCHOTTKY 40V 3A B340LA-13-F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SOD323F</text:p>
          </table:table-cell>
          <table:table-cell office:value-type="float" office:value="1739.173" calcext:value-type="float">
            <text:p>1739.173</text:p>
          </table:table-cell>
          <table:table-cell office:value-type="float" office:value="1432.132" calcext:value-type="float">
            <text:p>1432.13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IODE SCHOTTKY 23V 1A SOD323F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3SMAJ5919B-TP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DO-214AC</text:p>
          </table:table-cell>
          <table:table-cell office:value-type="float" office:value="1478.582" calcext:value-type="float">
            <text:p>1478.582</text:p>
          </table:table-cell>
          <table:table-cell office:value-type="float" office:value="1961.66" calcext:value-type="float">
            <text:p>1961.6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IODE ZENER 5.6V 3W DO214AC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B340LA-13-F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DO-214AC</text:p>
          </table:table-cell>
          <table:table-cell office:value-type="float" office:value="2772.676" calcext:value-type="float">
            <text:p>2772.676</text:p>
          </table:table-cell>
          <table:table-cell office:value-type="float" office:value="1606.935" calcext:value-type="float">
            <text:p>1606.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ODE SCHOTTKY 40V 3A B340LA-13-F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CMS06(TE12L,Q,M)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ms06</text:p>
          </table:table-cell>
          <table:table-cell office:value-type="float" office:value="2319.527" calcext:value-type="float">
            <text:p>2319.527</text:p>
          </table:table-cell>
          <table:table-cell office:value-type="float" office:value="2766.384" calcext:value-type="float">
            <text:p>2766.38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IODE SCHOTTKY 30V 2A <text:s text:c="2"/>CMS06(TE12L,Q,M)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FSV530AF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DO-214AC</text:p>
          </table:table-cell>
          <table:table-cell office:value-type="float" office:value="1894.724" calcext:value-type="float">
            <text:p>1894.724</text:p>
          </table:table-cell>
          <table:table-cell office:value-type="float" office:value="774.258" calcext:value-type="float">
            <text:p>774.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ODE SCHOTTKY 30V 5A DO-214AA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FSV530AF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DO-214AC</text:p>
          </table:table-cell>
          <table:table-cell office:value-type="float" office:value="2656.928" calcext:value-type="float">
            <text:p>2656.928</text:p>
          </table:table-cell>
          <table:table-cell office:value-type="float" office:value="774.258" calcext:value-type="float">
            <text:p>774.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ODE SCHOTTKY 30V 5A DO-214AA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TEST_POINT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TEST_POINT</text:p>
          </table:table-cell>
          <table:table-cell office:value-type="float" office:value="988.424" calcext:value-type="float">
            <text:p>988.424</text:p>
          </table:table-cell>
          <table:table-cell office:value-type="float" office:value="1370.715" calcext:value-type="float">
            <text:p>1370.7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 office:value-type="string" calcext:value-type="string">
            <text:p>C116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1801.023" calcext:value-type="float">
            <text:p>1801.023</text:p>
          </table:table-cell>
          <table:table-cell office:value-type="float" office:value="3283.313" calcext:value-type="float">
            <text:p>3283.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115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237.637" calcext:value-type="float">
            <text:p>237.637</text:p>
          </table:table-cell>
          <table:table-cell office:value-type="float" office:value="2231.738" calcext:value-type="float">
            <text:p>2231.7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114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633.7" calcext:value-type="float">
            <text:p>633.7</text:p>
          </table:table-cell>
          <table:table-cell office:value-type="float" office:value="3255.754" calcext:value-type="float">
            <text:p>3255.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113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1255.747" calcext:value-type="float">
            <text:p>1255.747</text:p>
          </table:table-cell>
          <table:table-cell office:value-type="float" office:value="3286.856" calcext:value-type="float">
            <text:p>3286.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112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127.007" calcext:value-type="float">
            <text:p>127.007</text:p>
          </table:table-cell>
          <table:table-cell office:value-type="float" office:value="2534.888" calcext:value-type="float">
            <text:p>2534.88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111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118.346" calcext:value-type="float">
            <text:p>118.346</text:p>
          </table:table-cell>
          <table:table-cell office:value-type="float" office:value="2998.667" calcext:value-type="float">
            <text:p>2998.66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110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1638.771" calcext:value-type="float">
            <text:p>1638.771</text:p>
          </table:table-cell>
          <table:table-cell office:value-type="float" office:value="2521.778" calcext:value-type="float">
            <text:p>2521.77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109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970.708" calcext:value-type="float">
            <text:p>970.708</text:p>
          </table:table-cell>
          <table:table-cell office:value-type="float" office:value="2991.581" calcext:value-type="float">
            <text:p>2991.58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108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953.779" calcext:value-type="float">
            <text:p>953.779</text:p>
          </table:table-cell>
          <table:table-cell office:value-type="float" office:value="2529.376" calcext:value-type="float">
            <text:p>2529.37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107</text:p>
          </table:table-cell>
          <table:table-cell office:value-type="string" calcext:value-type="string">
            <text:p>4.7uF/25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805</text:p>
          </table:table-cell>
          <table:table-cell office:value-type="float" office:value="1564.755" calcext:value-type="float">
            <text:p>1564.755</text:p>
          </table:table-cell>
          <table:table-cell office:value-type="float" office:value="2533.589" calcext:value-type="float">
            <text:p>2533.5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4.7uF 25V 10% X7R 0805</text:p>
          </table:table-cell>
        </table:table-row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4.7uF/25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805</text:p>
          </table:table-cell>
          <table:table-cell office:value-type="float" office:value="70.708" calcext:value-type="float">
            <text:p>70.708</text:p>
          </table:table-cell>
          <table:table-cell office:value-type="float" office:value="2547.093" calcext:value-type="float">
            <text:p>2547.09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4.7uF 25V 10% X7R 0805</text:p>
          </table:table-cell>
        </table:table-row>
        <table:table-row table:style-name="ro1">
          <table:table-cell office:value-type="string" calcext:value-type="string">
            <text:p>C105</text:p>
          </table:table-cell>
          <table:table-cell office:value-type="string" calcext:value-type="string">
            <text:p>4.7uF/25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805</text:p>
          </table:table-cell>
          <table:table-cell office:value-type="float" office:value="65.59" calcext:value-type="float">
            <text:p>65.59</text:p>
          </table:table-cell>
          <table:table-cell office:value-type="float" office:value="3010.478" calcext:value-type="float">
            <text:p>3010.47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4.7uF 25V 10% X7R 0805</text:p>
          </table:table-cell>
        </table:table-row>
        <table:table-row table:style-name="ro1">
          <table:table-cell office:value-type="string" calcext:value-type="string">
            <text:p>C104</text:p>
          </table:table-cell>
          <table:table-cell office:value-type="string" calcext:value-type="string">
            <text:p>4.7uF/25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805</text:p>
          </table:table-cell>
          <table:table-cell office:value-type="float" office:value="1604.172" calcext:value-type="float">
            <text:p>1604.172</text:p>
          </table:table-cell>
          <table:table-cell office:value-type="float" office:value="2994.73" calcext:value-type="float">
            <text:p>2994.7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4.7uF 25V 10% X7R 0805</text:p>
          </table:table-cell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4.7uF/25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805</text:p>
          </table:table-cell>
          <table:table-cell office:value-type="float" office:value="911.653" calcext:value-type="float">
            <text:p>911.653</text:p>
          </table:table-cell>
          <table:table-cell office:value-type="float" office:value="3001.423" calcext:value-type="float">
            <text:p>3001.4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4.7uF 25V 10% X7R 0805</text:p>
          </table:table-cell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4.7uF/25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805</text:p>
          </table:table-cell>
          <table:table-cell office:value-type="float" office:value="891.968" calcext:value-type="float">
            <text:p>891.968</text:p>
          </table:table-cell>
          <table:table-cell office:value-type="float" office:value="2536.856" calcext:value-type="float">
            <text:p>2536.8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4.7uF 25V 10% X7R 0805</text:p>
          </table:table-cell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1667.952" calcext:value-type="float">
            <text:p>1667.952</text:p>
          </table:table-cell>
          <table:table-cell office:value-type="float" office:value="2987.644" calcext:value-type="float">
            <text:p>2987.64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100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1778.976" calcext:value-type="float">
            <text:p>1778.976</text:p>
          </table:table-cell>
          <table:table-cell office:value-type="float" office:value="2353.392" calcext:value-type="float">
            <text:p>2353.39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99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1933.7" calcext:value-type="float">
            <text:p>1933.7</text:p>
          </table:table-cell>
          <table:table-cell office:value-type="float" office:value="3389.612" calcext:value-type="float">
            <text:p>3389.6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98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1675.085" calcext:value-type="float">
            <text:p>1675.085</text:p>
          </table:table-cell>
          <table:table-cell office:value-type="float" office:value="3372.289" calcext:value-type="float">
            <text:p>3372.28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97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1968.739" calcext:value-type="float">
            <text:p>1968.739</text:p>
          </table:table-cell>
          <table:table-cell office:value-type="float" office:value="2368.352" calcext:value-type="float">
            <text:p>2368.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94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1790.393" calcext:value-type="float">
            <text:p>1790.393</text:p>
          </table:table-cell>
          <table:table-cell office:value-type="float" office:value="2815.99" calcext:value-type="float">
            <text:p>2815.9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2037.243" calcext:value-type="float">
            <text:p>2037.243</text:p>
          </table:table-cell>
          <table:table-cell office:value-type="float" office:value="2833.707" calcext:value-type="float">
            <text:p>2833.70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1397.48" calcext:value-type="float">
            <text:p>1397.48</text:p>
          </table:table-cell>
          <table:table-cell office:value-type="float" office:value="3410.479" calcext:value-type="float">
            <text:p>3410.4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1152.204" calcext:value-type="float">
            <text:p>1152.204</text:p>
          </table:table-cell>
          <table:table-cell office:value-type="float" office:value="3372.289" calcext:value-type="float">
            <text:p>3372.28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1079.763" calcext:value-type="float">
            <text:p>1079.763</text:p>
          </table:table-cell>
          <table:table-cell office:value-type="float" office:value="2353.786" calcext:value-type="float">
            <text:p>2353.78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1327.794" calcext:value-type="float">
            <text:p>1327.794</text:p>
          </table:table-cell>
          <table:table-cell office:value-type="float" office:value="2378.195" calcext:value-type="float">
            <text:p>2378.19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87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217.952" calcext:value-type="float">
            <text:p>217.952</text:p>
          </table:table-cell>
          <table:table-cell office:value-type="float" office:value="2043.943" calcext:value-type="float">
            <text:p>2043.9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86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352.944" calcext:value-type="float">
            <text:p>352.944</text:p>
          </table:table-cell>
          <table:table-cell office:value-type="float" office:value="2173.954" calcext:value-type="float">
            <text:p>2173.95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85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1095.905" calcext:value-type="float">
            <text:p>1095.905</text:p>
          </table:table-cell>
          <table:table-cell office:value-type="float" office:value="2822.289" calcext:value-type="float">
            <text:p>2822.28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84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773.464" calcext:value-type="float">
            <text:p>773.464</text:p>
          </table:table-cell>
          <table:table-cell office:value-type="float" office:value="3364.022" calcext:value-type="float">
            <text:p>3364.0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83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519.92" calcext:value-type="float">
            <text:p>519.92</text:p>
          </table:table-cell>
          <table:table-cell office:value-type="float" office:value="3346.305" calcext:value-type="float">
            <text:p>3346.30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82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10</text:p>
          </table:table-cell>
          <table:table-cell office:value-type="float" office:value="811.259" calcext:value-type="float">
            <text:p>811.259</text:p>
          </table:table-cell>
          <table:table-cell office:value-type="float" office:value="2097.78" calcext:value-type="float">
            <text:p>2097.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22uF 25V 10% X7R 1210</text:p>
          </table:table-cell>
        </table:table-row>
        <table:table-row table:style-name="ro1">
          <table:table-cell office:value-type="string" calcext:value-type="string">
            <text:p>C81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10</text:p>
          </table:table-cell>
          <table:table-cell office:value-type="float" office:value="811.259" calcext:value-type="float">
            <text:p>811.259</text:p>
          </table:table-cell>
          <table:table-cell office:value-type="float" office:value="2207.522" calcext:value-type="float">
            <text:p>2207.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22uF 25V 10% X7R 1210</text:p>
          </table:table-cell>
        </table:table-row>
        <table:table-row table:style-name="ro1">
          <table:table-cell office:value-type="string" calcext:value-type="string">
            <text:p>C80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10</text:p>
          </table:table-cell>
          <table:table-cell office:value-type="float" office:value="811.259" calcext:value-type="float">
            <text:p>811.259</text:p>
          </table:table-cell>
          <table:table-cell office:value-type="float" office:value="2317.265" calcext:value-type="float">
            <text:p>2317.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22uF 25V 10% X7R 1210</text:p>
          </table:table-cell>
        </table:table-row>
        <table:table-row table:style-name="ro1">
          <table:table-cell office:value-type="string" calcext:value-type="string">
            <text:p>C79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10</text:p>
          </table:table-cell>
          <table:table-cell office:value-type="float" office:value="811.259" calcext:value-type="float">
            <text:p>811.259</text:p>
          </table:table-cell>
          <table:table-cell office:value-type="float" office:value="1988.038" calcext:value-type="float">
            <text:p>1988.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22uF 25V 10% X7R 1210</text:p>
          </table:table-cell>
        </table:table-row>
        <table:table-row table:style-name="ro1">
          <table:table-cell office:value-type="string" calcext:value-type="string">
            <text:p>C78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714.802" calcext:value-type="float">
            <text:p>714.802</text:p>
          </table:table-cell>
          <table:table-cell office:value-type="float" office:value="1890.793" calcext:value-type="float">
            <text:p>1890.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0.1UF 50V 10% X7R 0805</text:p>
          </table:table-cell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649.054" calcext:value-type="float">
            <text:p>649.054</text:p>
          </table:table-cell>
          <table:table-cell office:value-type="float" office:value="1825.045" calcext:value-type="float">
            <text:p>1825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0.1UF 50V 10% X7R 0805</text:p>
          </table:table-cell>
        </table:table-row>
        <table:table-row table:style-name="ro1">
          <table:table-cell office:value-type="string" calcext:value-type="string">
            <text:p>C76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1345.905" calcext:value-type="float">
            <text:p>1345.905</text:p>
          </table:table-cell>
          <table:table-cell office:value-type="float" office:value="2845.518" calcext:value-type="float">
            <text:p>2845.5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75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258.503" calcext:value-type="float">
            <text:p>258.503</text:p>
          </table:table-cell>
          <table:table-cell office:value-type="float" office:value="2357.329" calcext:value-type="float">
            <text:p>2357.3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74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498.267" calcext:value-type="float">
            <text:p>498.267</text:p>
          </table:table-cell>
          <table:table-cell office:value-type="float" office:value="2392.762" calcext:value-type="float">
            <text:p>2392.7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73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232.913" calcext:value-type="float">
            <text:p>232.913</text:p>
          </table:table-cell>
          <table:table-cell office:value-type="float" office:value="2828.195" calcext:value-type="float">
            <text:p>2828.19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72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482.125" calcext:value-type="float">
            <text:p>482.125</text:p>
          </table:table-cell>
          <table:table-cell office:value-type="float" office:value="2838.431" calcext:value-type="float">
            <text:p>2838.4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71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743.936" calcext:value-type="float">
            <text:p>743.936</text:p>
          </table:table-cell>
          <table:table-cell office:value-type="float" office:value="2679.376" calcext:value-type="float">
            <text:p>2679.37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70</text:p>
          </table:table-cell>
          <table:table-cell office:value-type="string" calcext:value-type="string">
            <text:p>10pF/10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805</text:p>
          </table:table-cell>
          <table:table-cell office:value-type="float" office:value="2045.511" calcext:value-type="float">
            <text:p>2045.511</text:p>
          </table:table-cell>
          <table:table-cell office:value-type="float" office:value="1660.478" calcext:value-type="float">
            <text:p>1660.47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CAP CER 10pF 100V 0805</text:p>
          </table:table-cell>
        </table:table-row>
        <table:table-row table:style-name="ro1">
          <table:table-cell office:value-type="string" calcext:value-type="string">
            <text:p>C69</text:p>
          </table:table-cell>
          <table:table-cell office:value-type="string" calcext:value-type="string">
            <text:p>12p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2752.991" calcext:value-type="float">
            <text:p>2752.991</text:p>
          </table:table-cell>
          <table:table-cell office:value-type="float" office:value="2201.03" calcext:value-type="float">
            <text:p>2201.0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12pF 50V 0603</text:p>
          </table:table-cell>
        </table:table-row>
        <table:table-row table:style-name="ro1">
          <table:table-cell office:value-type="string" calcext:value-type="string">
            <text:p>C68</text:p>
          </table:table-cell>
          <table:table-cell office:value-type="string" calcext:value-type="string">
            <text:p>10pF/10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805</text:p>
          </table:table-cell>
          <table:table-cell office:value-type="float" office:value="2056.141" calcext:value-type="float">
            <text:p>2056.141</text:p>
          </table:table-cell>
          <table:table-cell office:value-type="float" office:value="1526.226" calcext:value-type="float">
            <text:p>1526.22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AP CER 10pF 100V 0805</text:p>
          </table:table-cell>
        </table:table-row>
        <table:table-row table:style-name="ro1">
          <table:table-cell office:value-type="string" calcext:value-type="string">
            <text:p>C67</text:p>
          </table:table-cell>
          <table:table-cell office:value-type="string" calcext:value-type="string">
            <text:p>12p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2678.582" calcext:value-type="float">
            <text:p>2678.582</text:p>
          </table:table-cell>
          <table:table-cell office:value-type="float" office:value="2202.604" calcext:value-type="float">
            <text:p>2202.6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12pF 50V 0603</text:p>
          </table:table-cell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0.01uF/25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2545.117" calcext:value-type="float">
            <text:p>2545.117</text:p>
          </table:table-cell>
          <table:table-cell office:value-type="float" office:value="2363.234" calcext:value-type="float">
            <text:p>2363.23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0.01UF 25V 5% X7R 0603</text:p>
          </table:table-cell>
        </table:table-row>
        <table:table-row table:style-name="ro1">
          <table:table-cell office:value-type="string" calcext:value-type="string">
            <text:p>C65</text:p>
          </table:table-cell>
          <table:table-cell office:value-type="string" calcext:value-type="string">
            <text:p>0.47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2992.361" calcext:value-type="float">
            <text:p>2992.361</text:p>
          </table:table-cell>
          <table:table-cell office:value-type="float" office:value="1876.226" calcext:value-type="float">
            <text:p>1876.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0.47UF 50V 10% X7R 0603</text:p>
          </table:table-cell>
        </table:table-row>
        <table:table-row table:style-name="ro1">
          <table:table-cell office:value-type="string" calcext:value-type="string">
            <text:p>C64</text:p>
          </table:table-cell>
          <table:table-cell office:value-type="string" calcext:value-type="string">
            <text:p>10uF/1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805_Tantalum</text:p>
          </table:table-cell>
          <table:table-cell office:value-type="float" office:value="2424.251" calcext:value-type="float">
            <text:p>2424.251</text:p>
          </table:table-cell>
          <table:table-cell office:value-type="float" office:value="2612.447" calcext:value-type="float">
            <text:p>2612.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Tantalum 10uF 6.3V 10% 0805</text:p>
          </table:table-cell>
        </table:table-row>
        <table:table-row table:style-name="ro1">
          <table:table-cell office:value-type="string" calcext:value-type="string">
            <text:p>C63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2409.684" calcext:value-type="float">
            <text:p>2409.684</text:p>
          </table:table-cell>
          <table:table-cell office:value-type="float" office:value="2129.376" calcext:value-type="float">
            <text:p>2129.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62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805</text:p>
          </table:table-cell>
          <table:table-cell office:value-type="float" office:value="2422.283" calcext:value-type="float">
            <text:p>2422.283</text:p>
          </table:table-cell>
          <table:table-cell office:value-type="float" office:value="2539.612" calcext:value-type="float">
            <text:p>2539.6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805</text:p>
          </table:table-cell>
        </table:table-row>
        <table:table-row table:style-name="ro1">
          <table:table-cell office:value-type="string" calcext:value-type="string">
            <text:p>C61</text:p>
          </table:table-cell>
          <table:table-cell office:value-type="string" calcext:value-type="string">
            <text:p>10uF/1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805_Tantalum</text:p>
          </table:table-cell>
          <table:table-cell office:value-type="float" office:value="2530.944" calcext:value-type="float">
            <text:p>2530.944</text:p>
          </table:table-cell>
          <table:table-cell office:value-type="float" office:value="2163.234" calcext:value-type="float">
            <text:p>2163.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Tantalum 10uF 6.3V 10% 0805</text:p>
          </table:table-cell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10uF/1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805_Tantalum</text:p>
          </table:table-cell>
          <table:table-cell office:value-type="float" office:value="3015.59" calcext:value-type="float">
            <text:p>3015.59</text:p>
          </table:table-cell>
          <table:table-cell office:value-type="float" office:value="1985.282" calcext:value-type="float">
            <text:p>1985.28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Tantalum 10uF 6.3V 10% 0805</text:p>
          </table:table-cell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2532.519" calcext:value-type="float">
            <text:p>2532.519</text:p>
          </table:table-cell>
          <table:table-cell office:value-type="float" office:value="2104.967" calcext:value-type="float">
            <text:p>2104.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2948.267" calcext:value-type="float">
            <text:p>2948.267</text:p>
          </table:table-cell>
          <table:table-cell office:value-type="float" office:value="1971.896" calcext:value-type="float">
            <text:p>1971.89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1nF/16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805</text:p>
          </table:table-cell>
          <table:table-cell office:value-type="float" office:value="2051.575" calcext:value-type="float">
            <text:p>2051.575</text:p>
          </table:table-cell>
          <table:table-cell office:value-type="float" office:value="213.78" calcext:value-type="float">
            <text:p>213.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1nF 16V 0603 5%</text:p>
          </table:table-cell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220uF/6.3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10</text:p>
          </table:table-cell>
          <table:table-cell office:value-type="float" office:value="1530.944" calcext:value-type="float">
            <text:p>1530.944</text:p>
          </table:table-cell>
          <table:table-cell office:value-type="float" office:value="1037.25" calcext:value-type="float">
            <text:p>1037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Tantalum 220uF 6.3V 20% 1210</text:p>
          </table:table-cell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1507.322" calcext:value-type="float">
            <text:p>1507.322</text:p>
          </table:table-cell>
          <table:table-cell office:value-type="float" office:value="951.03" calcext:value-type="float">
            <text:p>951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0.1UF 50V 10% X7R 0805</text:p>
          </table:table-cell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06</text:p>
          </table:table-cell>
          <table:table-cell office:value-type="float" office:value="1230.157" calcext:value-type="float">
            <text:p>1230.157</text:p>
          </table:table-cell>
          <table:table-cell office:value-type="float" office:value="514.022" calcext:value-type="float">
            <text:p>514.02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CER 10uF 25V 10% X7R 1206</text:p>
          </table:table-cell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1160.865" calcext:value-type="float">
            <text:p>1160.865</text:p>
          </table:table-cell>
          <table:table-cell office:value-type="float" office:value="540.99" calcext:value-type="float">
            <text:p>540.9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CER 0.1UF 50V 10% X7R 0805</text:p>
          </table:table-cell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0.01u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785.668" calcext:value-type="float">
            <text:p>785.668</text:p>
          </table:table-cell>
          <table:table-cell office:value-type="float" office:value="702.211" calcext:value-type="float">
            <text:p>702.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0.01uF 50V 10% X7R 0805</text:p>
          </table:table-cell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1210</text:p>
          </table:table-cell>
          <table:table-cell office:value-type="float" office:value="2044.33" calcext:value-type="float">
            <text:p>2044.33</text:p>
          </table:table-cell>
          <table:table-cell office:value-type="float" office:value="1012.841" calcext:value-type="float">
            <text:p>1012.84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CER 22uF 25V 10% X7R 1210</text:p>
          </table:table-cell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1210</text:p>
          </table:table-cell>
          <table:table-cell office:value-type="float" office:value="1821.889" calcext:value-type="float">
            <text:p>1821.889</text:p>
          </table:table-cell>
          <table:table-cell office:value-type="float" office:value="1288.037" calcext:value-type="float">
            <text:p>1288.0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22uF 25V 10% X7R 1210</text:p>
          </table:table-cell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220uF/6.3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10</text:p>
          </table:table-cell>
          <table:table-cell office:value-type="float" office:value="2195.511" calcext:value-type="float">
            <text:p>2195.511</text:p>
          </table:table-cell>
          <table:table-cell office:value-type="float" office:value="1239.612" calcext:value-type="float">
            <text:p>1239.6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Tantalum 220uF 6.3V 20% 1210</text:p>
          </table:table-cell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22uF/1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06</text:p>
          </table:table-cell>
          <table:table-cell office:value-type="float" office:value="2286.062" calcext:value-type="float">
            <text:p>2286.062</text:p>
          </table:table-cell>
          <table:table-cell office:value-type="float" office:value="1223.864" calcext:value-type="float">
            <text:p>1223.86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22uF 10V 10% X7R 1206</text:p>
          </table:table-cell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2465.196" calcext:value-type="float">
            <text:p>2465.196</text:p>
          </table:table-cell>
          <table:table-cell office:value-type="float" office:value="1220.321" calcext:value-type="float">
            <text:p>1220.32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CER 0.1UF 50V 10% X7R 0805</text:p>
          </table:table-cell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06</text:p>
          </table:table-cell>
          <table:table-cell office:value-type="float" office:value="1404.401" calcext:value-type="float">
            <text:p>1404.401</text:p>
          </table:table-cell>
          <table:table-cell office:value-type="float" office:value="1330.856" calcext:value-type="float">
            <text:p>1330.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10uF 25V 10% X7R 1206</text:p>
          </table:table-cell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1376.842" calcext:value-type="float">
            <text:p>1376.842</text:p>
          </table:table-cell>
          <table:table-cell office:value-type="float" office:value="1406.148" calcext:value-type="float">
            <text:p>1406.1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805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0.01u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1482.519" calcext:value-type="float">
            <text:p>1482.519</text:p>
          </table:table-cell>
          <table:table-cell office:value-type="float" office:value="1735.675" calcext:value-type="float">
            <text:p>1735.67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CER 0.01uF 50V 10% X7R 0805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893.543" calcext:value-type="float">
            <text:p>893.543</text:p>
          </table:table-cell>
          <table:table-cell office:value-type="float" office:value="1579.245" calcext:value-type="float">
            <text:p>1579.2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893.543" calcext:value-type="float">
            <text:p>893.543</text:p>
          </table:table-cell>
          <table:table-cell office:value-type="float" office:value="1763.234" calcext:value-type="float">
            <text:p>1763.2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0.47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1396.298" calcext:value-type="float">
            <text:p>1396.298</text:p>
          </table:table-cell>
          <table:table-cell office:value-type="float" office:value="1511.66" calcext:value-type="float">
            <text:p>1511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0.47UF 50V 10% X7R 0603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0p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1111.259" calcext:value-type="float">
            <text:p>1111.259</text:p>
          </table:table-cell>
          <table:table-cell office:value-type="float" office:value="1117.455" calcext:value-type="float">
            <text:p>1117.4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1000pF 50V 10% X7R 0603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0p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603</text:p>
          </table:table-cell>
          <table:table-cell office:value-type="float" office:value="1367.952" calcext:value-type="float">
            <text:p>1367.952</text:p>
          </table:table-cell>
          <table:table-cell office:value-type="float" office:value="1115.597" calcext:value-type="float">
            <text:p>1115.59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CER 1000pF 50V 10% X7R 0603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1210</text:p>
          </table:table-cell>
          <table:table-cell office:value-type="float" office:value="2754.566" calcext:value-type="float">
            <text:p>2754.566</text:p>
          </table:table-cell>
          <table:table-cell office:value-type="float" office:value="830.163" calcext:value-type="float">
            <text:p>830.16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CER 22uF 25V 10% X7R 1210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0uF/1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805_Tantalum</text:p>
          </table:table-cell>
          <table:table-cell office:value-type="float" office:value="2168.739" calcext:value-type="float">
            <text:p>2168.739</text:p>
          </table:table-cell>
          <table:table-cell office:value-type="float" office:value="860.085" calcext:value-type="float">
            <text:p>860.08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Tantalum 10uF 6.3V 10% 0805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0.0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805</text:p>
          </table:table-cell>
          <table:table-cell office:value-type="float" office:value="2238.031" calcext:value-type="float">
            <text:p>2238.031</text:p>
          </table:table-cell>
          <table:table-cell office:value-type="float" office:value="862.053" calcext:value-type="float">
            <text:p>862.05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CER 0.01uF 50V 10% X7R 0805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uF/1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805_Tantalum</text:p>
          </table:table-cell>
          <table:table-cell office:value-type="float" office:value="2752.991" calcext:value-type="float">
            <text:p>2752.991</text:p>
          </table:table-cell>
          <table:table-cell office:value-type="float" office:value="1012.053" calcext:value-type="float">
            <text:p>1012.05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Tantalum 10uF 6.3V 10% 0805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0.01uF/50V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CC0805</text:p>
          </table:table-cell>
          <table:table-cell office:value-type="float" office:value="2678.976" calcext:value-type="float">
            <text:p>2678.976</text:p>
          </table:table-cell>
          <table:table-cell office:value-type="float" office:value="1011.66" calcext:value-type="float">
            <text:p>1011.6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CER 0.01uF 50V 10% X7R 0805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220uF/6.3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10</text:p>
          </table:table-cell>
          <table:table-cell office:value-type="float" office:value="2943.936" calcext:value-type="float">
            <text:p>2943.936</text:p>
          </table:table-cell>
          <table:table-cell office:value-type="float" office:value="2244.337" calcext:value-type="float">
            <text:p>2244.3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Tantalum 220uF 6.3V 20% 1210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22uF/1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06</text:p>
          </table:table-cell>
          <table:table-cell office:value-type="float" office:value="2938.818" calcext:value-type="float">
            <text:p>2938.818</text:p>
          </table:table-cell>
          <table:table-cell office:value-type="float" office:value="2342.762" calcext:value-type="float">
            <text:p>2342.7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22uF 10V 10% X7R 1206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2938.031" calcext:value-type="float">
            <text:p>2938.031</text:p>
          </table:table-cell>
          <table:table-cell office:value-type="float" office:value="2457.723" calcext:value-type="float">
            <text:p>2457.7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805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06</text:p>
          </table:table-cell>
          <table:table-cell office:value-type="float" office:value="2861.417" calcext:value-type="float">
            <text:p>2861.417</text:p>
          </table:table-cell>
          <table:table-cell office:value-type="float" office:value="1372.835" calcext:value-type="float">
            <text:p>1372.83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CER 10uF 25V 10% X7R 1206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2791.968" calcext:value-type="float">
            <text:p>2791.968</text:p>
          </table:table-cell>
          <table:table-cell office:value-type="float" office:value="1401.03" calcext:value-type="float">
            <text:p>1401.0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P CER 0.1UF 50V 10% X7R 0805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01u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2459.291" calcext:value-type="float">
            <text:p>2459.291</text:p>
          </table:table-cell>
          <table:table-cell office:value-type="float" office:value="1567.171" calcext:value-type="float">
            <text:p>1567.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0.01uF 50V 10% X7R 0805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2362.205" calcext:value-type="float">
            <text:p>2362.205</text:p>
          </table:table-cell>
          <table:table-cell office:value-type="float" office:value="2019.291" calcext:value-type="float">
            <text:p>2019.29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805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20uF/6.3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10</text:p>
          </table:table-cell>
          <table:table-cell office:value-type="float" office:value="2372.283" calcext:value-type="float">
            <text:p>2372.283</text:p>
          </table:table-cell>
          <table:table-cell office:value-type="float" office:value="2128.589" calcext:value-type="float">
            <text:p>2128.58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Tantalum 220uF 6.3V 20% 1210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06</text:p>
          </table:table-cell>
          <table:table-cell office:value-type="float" office:value="2236.062" calcext:value-type="float">
            <text:p>2236.062</text:p>
          </table:table-cell>
          <table:table-cell office:value-type="float" office:value="2974.258" calcext:value-type="float">
            <text:p>2974.2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10uF 25V 10% X7R 1206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2312.046" calcext:value-type="float">
            <text:p>2312.046</text:p>
          </table:table-cell>
          <table:table-cell office:value-type="float" office:value="2942.762" calcext:value-type="float">
            <text:p>2942.76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0.1UF 50V 10% X7R 0805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0.01u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2681.731" calcext:value-type="float">
            <text:p>2681.731</text:p>
          </table:table-cell>
          <table:table-cell office:value-type="float" office:value="2807.329" calcext:value-type="float">
            <text:p>2807.3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01uF 50V 10% X7R 0805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5.6nF/10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603</text:p>
          </table:table-cell>
          <table:table-cell office:value-type="float" office:value="1942.361" calcext:value-type="float">
            <text:p>1942.361</text:p>
          </table:table-cell>
          <table:table-cell office:value-type="float" office:value="500.77" calcext:value-type="float">
            <text:p>500.7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5.6nF 100V 0603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3p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603</text:p>
          </table:table-cell>
          <table:table-cell office:value-type="float" office:value="1945.511" calcext:value-type="float">
            <text:p>1945.511</text:p>
          </table:table-cell>
          <table:table-cell office:value-type="float" office:value="595.652" calcext:value-type="float">
            <text:p>595.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13PF 50V 0603 NP0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22uF/1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06</text:p>
          </table:table-cell>
          <table:table-cell office:value-type="float" office:value="2176.613" calcext:value-type="float">
            <text:p>2176.613</text:p>
          </table:table-cell>
          <table:table-cell office:value-type="float" office:value="904.573" calcext:value-type="float">
            <text:p>904.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22uF 10V 10% X7R 1206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22uF/1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06</text:p>
          </table:table-cell>
          <table:table-cell office:value-type="float" office:value="2176.613" calcext:value-type="float">
            <text:p>2176.613</text:p>
          </table:table-cell>
          <table:table-cell office:value-type="float" office:value="977.998" calcext:value-type="float">
            <text:p>977.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22uF 10V 10% X7R 1206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22uF/1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06</text:p>
          </table:table-cell>
          <table:table-cell office:value-type="float" office:value="2176.613" calcext:value-type="float">
            <text:p>2176.613</text:p>
          </table:table-cell>
          <table:table-cell office:value-type="float" office:value="1051.423" calcext:value-type="float">
            <text:p>1051.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22uF 10V 10% X7R 1206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2165.196" calcext:value-type="float">
            <text:p>2165.196</text:p>
          </table:table-cell>
          <table:table-cell office:value-type="float" office:value="835.675" calcext:value-type="float">
            <text:p>835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0.1UF 50V 10% X7R 0805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.7uF/25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1403.454" calcext:value-type="float">
            <text:p>1403.454</text:p>
          </table:table-cell>
          <table:table-cell office:value-type="float" office:value="681.04" calcext:value-type="float">
            <text:p>681.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4.7uF 25V 10% X7R 0805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.7uF/25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1464.478" calcext:value-type="float">
            <text:p>1464.478</text:p>
          </table:table-cell>
          <table:table-cell office:value-type="float" office:value="681.04" calcext:value-type="float">
            <text:p>681.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4.7uF 25V 10% X7R 0805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1341.643" calcext:value-type="float">
            <text:p>1341.643</text:p>
          </table:table-cell>
          <table:table-cell office:value-type="float" office:value="681.04" calcext:value-type="float">
            <text:p>681.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0.1UF 50V 10% X7R 0805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1568.898" calcext:value-type="float">
            <text:p>1568.898</text:p>
          </table:table-cell>
          <table:table-cell office:value-type="float" office:value="763.234" calcext:value-type="float">
            <text:p>763.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0.1UF 50V 10% X7R 0805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5.6nF/10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603</text:p>
          </table:table-cell>
          <table:table-cell office:value-type="float" office:value="2691.968" calcext:value-type="float">
            <text:p>2691.968</text:p>
          </table:table-cell>
          <table:table-cell office:value-type="float" office:value="440.4" calcext:value-type="float">
            <text:p>440.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5.6nF 100V 0603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3p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603</text:p>
          </table:table-cell>
          <table:table-cell office:value-type="float" office:value="2691.968" calcext:value-type="float">
            <text:p>2691.968</text:p>
          </table:table-cell>
          <table:table-cell office:value-type="float" office:value="532.132" calcext:value-type="float">
            <text:p>532.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13PF 50V 0603 NP0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uF/1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06</text:p>
          </table:table-cell>
          <table:table-cell office:value-type="float" office:value="2950.235" calcext:value-type="float">
            <text:p>2950.235</text:p>
          </table:table-cell>
          <table:table-cell office:value-type="float" office:value="756.542" calcext:value-type="float">
            <text:p>756.5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22uF 10V 10% X7R 1206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2uF/1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06</text:p>
          </table:table-cell>
          <table:table-cell office:value-type="float" office:value="2950.235" calcext:value-type="float">
            <text:p>2950.235</text:p>
          </table:table-cell>
          <table:table-cell office:value-type="float" office:value="830.951" calcext:value-type="float">
            <text:p>830.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22uF 10V 10% X7R 1206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22uF/1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06</text:p>
          </table:table-cell>
          <table:table-cell office:value-type="float" office:value="2949.842" calcext:value-type="float">
            <text:p>2949.842</text:p>
          </table:table-cell>
          <table:table-cell office:value-type="float" office:value="906.148" calcext:value-type="float">
            <text:p>906.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22uF 10V 10% X7R 1206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2924.645" calcext:value-type="float">
            <text:p>2924.645</text:p>
          </table:table-cell>
          <table:table-cell office:value-type="float" office:value="690.4" calcext:value-type="float">
            <text:p>69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0.1UF 50V 10% X7R 0805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.7uF/25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2113.621" calcext:value-type="float">
            <text:p>2113.621</text:p>
          </table:table-cell>
          <table:table-cell office:value-type="float" office:value="603.392" calcext:value-type="float">
            <text:p>603.3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4.7uF 25V 10% X7R 080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.7uF/25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2232.913" calcext:value-type="float">
            <text:p>2232.913</text:p>
          </table:table-cell>
          <table:table-cell office:value-type="float" office:value="603.392" calcext:value-type="float">
            <text:p>603.3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4.7uF 25V 10% X7R 080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2173.267" calcext:value-type="float">
            <text:p>2173.267</text:p>
          </table:table-cell>
          <table:table-cell office:value-type="float" office:value="603.392" calcext:value-type="float">
            <text:p>603.3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P CER 0.1UF 50V 10% X7R 080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2313.228" calcext:value-type="float">
            <text:p>2313.228</text:p>
          </table:table-cell>
          <table:table-cell office:value-type="float" office:value="698.274" calcext:value-type="float">
            <text:p>698.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0.1UF 50V 10% X7R 0805</text:p>
          </table:table-cell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TEST_POINT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TEST_POINT</text:p>
          </table:table-cell>
          <table:table-cell office:value-type="float" office:value="1673.699" calcext:value-type="float">
            <text:p>1673.699</text:p>
          </table:table-cell>
          <table:table-cell office:value-type="float" office:value="836.856" calcext:value-type="float">
            <text:p>836.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 office:value-type="string" calcext:value-type="string">
            <text:p>3V3EPS</text:p>
          </table:table-cell>
          <table:table-cell office:value-type="string" calcext:value-type="string">
            <text:p>TEST_POINT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TEST_POINT</text:p>
          </table:table-cell>
          <table:table-cell office:value-type="float" office:value="970.708" calcext:value-type="float">
            <text:p>970.708</text:p>
          </table:table-cell>
          <table:table-cell office:value-type="float" office:value="2225.439" calcext:value-type="float">
            <text:p>2225.43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 office:value-type="string" calcext:value-type="string">
            <text:p>3V3ANT</text:p>
          </table:table-cell>
          <table:table-cell office:value-type="string" calcext:value-type="string">
            <text:p>TEST_POINT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TEST_POINT</text:p>
          </table:table-cell>
          <table:table-cell office:value-type="float" office:value="2638.031" calcext:value-type="float">
            <text:p>2638.031</text:p>
          </table:table-cell>
          <table:table-cell office:value-type="float" office:value="2577.408" calcext:value-type="float">
            <text:p>2577.40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 office:value-type="string" calcext:value-type="string">
            <text:p>5V_PAYLOADS_LED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0603-LED</text:p>
          </table:table-cell>
          <table:table-cell office:value-type="float" office:value="1623.077" calcext:value-type="float">
            <text:p>1623.077</text:p>
          </table:table-cell>
          <table:table-cell office:value-type="float" office:value="1013.906" calcext:value-type="float">
            <text:p>1013.90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MD Green LED</text:p>
          </table:table-cell>
        </table:table-row>
        <table:table-row table:style-name="ro1">
          <table:table-cell office:value-type="string" calcext:value-type="string">
            <text:p>3V3OBDH</text:p>
          </table:table-cell>
          <table:table-cell office:value-type="string" calcext:value-type="string">
            <text:p>TEST_POINT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TEST_POINT</text:p>
          </table:table-cell>
          <table:table-cell office:value-type="float" office:value="2654.96" calcext:value-type="float">
            <text:p>2654.96</text:p>
          </table:table-cell>
          <table:table-cell office:value-type="float" office:value="2382.526" calcext:value-type="float">
            <text:p>2382.52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 office:value-type="string" calcext:value-type="string">
            <text:p>6V_RADIO_1</text:p>
          </table:table-cell>
          <table:table-cell office:value-type="string" calcext:value-type="string">
            <text:p>TEST_POINT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TEST_POINT</text:p>
          </table:table-cell>
          <table:table-cell office:value-type="float" office:value="3194.882" calcext:value-type="float">
            <text:p>3194.882</text:p>
          </table:table-cell>
          <table:table-cell office:value-type="float" office:value="248.819" calcext:value-type="float">
            <text:p>248.81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 office:value-type="string" calcext:value-type="string">
            <text:p>3V3_OBDH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0603-LED</text:p>
          </table:table-cell>
          <table:table-cell office:value-type="float" office:value="2862.834" calcext:value-type="float">
            <text:p>2862.834</text:p>
          </table:table-cell>
          <table:table-cell office:value-type="float" office:value="2310.872" calcext:value-type="float">
            <text:p>2310.87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D Green LED</text:p>
          </table:table-cell>
        </table:table-row>
        <table:table-row table:style-name="ro1">
          <table:table-cell office:value-type="string" calcext:value-type="string">
            <text:p>3V3_MCU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0603-LED</text:p>
          </table:table-cell>
          <table:table-cell office:value-type="float" office:value="2932.256" calcext:value-type="float">
            <text:p>2932.256</text:p>
          </table:table-cell>
          <table:table-cell office:value-type="float" office:value="2310.872" calcext:value-type="float">
            <text:p>2310.87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D Green LED</text:p>
          </table:table-cell>
        </table:table-row>
        <table:table-row table:style-name="ro1">
          <table:table-cell office:value-type="string" calcext:value-type="string">
            <text:p>3V3_EPS_BEACON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0603-LED</text:p>
          </table:table-cell>
          <table:table-cell office:value-type="float" office:value="1706.844" calcext:value-type="float">
            <text:p>1706.844</text:p>
          </table:table-cell>
          <table:table-cell office:value-type="float" office:value="1011.872" calcext:value-type="float">
            <text:p>1011.87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MD Green LED</text:p>
          </table:table-cell>
        </table:table-row>
        <table:table-row table:style-name="ro1">
          <table:table-cell office:value-type="string" calcext:value-type="string">
            <text:p>3V3_AN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BottomLayer</text:p>
          </table:table-cell>
          <table:table-cell office:value-type="string" calcext:value-type="string">
            <text:p>0603-LED</text:p>
          </table:table-cell>
          <table:table-cell office:value-type="float" office:value="3001.679" calcext:value-type="float">
            <text:p>3001.679</text:p>
          </table:table-cell>
          <table:table-cell office:value-type="float" office:value="2310.872" calcext:value-type="float">
            <text:p>2310.87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D Green LED</text:p>
          </table:table-cell>
        </table:table-row>
        <table:table-row table:style-name="ro1">
          <table:table-cell office:value-type="string" calcext:value-type="string">
            <text:p>-L2</text:p>
          </table:table-cell>
          <table:table-cell office:value-type="string" calcext:value-type="string">
            <text:p>TEST_POINT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TEST_POINT</text:p>
          </table:table-cell>
          <table:table-cell office:value-type="float" office:value="1638.031" calcext:value-type="float">
            <text:p>1638.031</text:p>
          </table:table-cell>
          <table:table-cell office:value-type="float" office:value="2719.927" calcext:value-type="float">
            <text:p>2719.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 office:value-type="string" calcext:value-type="string">
            <text:p>-L1</text:p>
          </table:table-cell>
          <table:table-cell office:value-type="string" calcext:value-type="string">
            <text:p>TEST_POINT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TEST_POINT</text:p>
          </table:table-cell>
          <table:table-cell office:value-type="float" office:value="1606.928" calcext:value-type="float">
            <text:p>1606.928</text:p>
          </table:table-cell>
          <table:table-cell office:value-type="float" office:value="2380.164" calcext:value-type="float">
            <text:p>2380.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 office:value-type="string" calcext:value-type="string">
            <text:p>+L3</text:p>
          </table:table-cell>
          <table:table-cell office:value-type="string" calcext:value-type="string">
            <text:p>TEST_POINT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TEST_POINT</text:p>
          </table:table-cell>
          <table:table-cell office:value-type="float" office:value="1997.873" calcext:value-type="float">
            <text:p>1997.873</text:p>
          </table:table-cell>
          <table:table-cell office:value-type="float" office:value="3348.274" calcext:value-type="float">
            <text:p>3348.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 office:value-type="string" calcext:value-type="string">
            <text:p>+L1</text:p>
          </table:table-cell>
          <table:table-cell office:value-type="string" calcext:value-type="string">
            <text:p>TEST_POINT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TEST_POINT</text:p>
          </table:table-cell>
          <table:table-cell office:value-type="float" office:value="972.283" calcext:value-type="float">
            <text:p>972.283</text:p>
          </table:table-cell>
          <table:table-cell office:value-type="float" office:value="2084.494" calcext:value-type="float">
            <text:p>2084.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532610471" calcext:value-type="float">
            <text:p>532610471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PICOBLADE_4PIN_RIGHT_ANGLE</text:p>
          </table:table-cell>
          <table:table-cell office:value-type="float" office:value="1078.74" calcext:value-type="float">
            <text:p>1078.74</text:p>
          </table:table-cell>
          <table:table-cell office:value-type="float" office:value="159.449" calcext:value-type="float">
            <text:p>159.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coBlade 4 Position Right Angle Connector Header Surface Mount <text:s/>0.049" (1.25mm)</text:p>
          </table:table-cell>
        </table:table-row>
        <table:table-row table:style-name="ro1">
          <table:table-cell office:value-type="string" calcext:value-type="string">
            <text:p>RTD1</text:p>
          </table:table-cell>
          <table:table-cell office:value-type="float" office:value="532610871" calcext:value-type="float">
            <text:p>532610871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PICOBLADE_8PIN_RIGHT_ANGLE</text:p>
          </table:table-cell>
          <table:table-cell office:value-type="float" office:value="2201.613" calcext:value-type="float">
            <text:p>2201.613</text:p>
          </table:table-cell>
          <table:table-cell office:value-type="float" office:value="159.449" calcext:value-type="float">
            <text:p>159.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coBlade 8 Position Right Angle Connector Header Surface Mount 0.049" (1.25mm)</text:p>
          </table:table-cell>
        </table:table-row>
        <table:table-row table:style-name="ro1">
          <table:table-cell table:number-columns-repeated="2" office:value-type="string" calcext:value-type="string">
            <text:p>PC104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PC104</text:p>
          </table:table-cell>
          <table:table-cell office:value-type="float" office:value="3345.904" calcext:value-type="float">
            <text:p>3345.904</text:p>
          </table:table-cell>
          <table:table-cell office:value-type="float" office:value="1740.4" calcext:value-type="float">
            <text:p>1740.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C104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532610871" calcext:value-type="float">
            <text:p>532610871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PICOBLADE_8PIN_RIGHT_ANGLE</text:p>
          </table:table-cell>
          <table:table-cell office:value-type="float" office:value="668.307" calcext:value-type="float">
            <text:p>668.307</text:p>
          </table:table-cell>
          <table:table-cell office:value-type="float" office:value="3355.315" calcext:value-type="float">
            <text:p>3355.3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icoBlade 8 Position Right Angle Connector Header Surface Mount 0.049" (1.25mm)</text:p>
          </table:table-cell>
        </table:table-row>
        <table:table-row table:style-name="ro1">
          <table:table-cell office:value-type="string" calcext:value-type="string">
            <text:p>RTD2</text:p>
          </table:table-cell>
          <table:table-cell office:value-type="float" office:value="532610871" calcext:value-type="float">
            <text:p>532610871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PICOBLADE_8PIN_RIGHT_ANGLE</text:p>
          </table:table-cell>
          <table:table-cell office:value-type="float" office:value="2857.348" calcext:value-type="float">
            <text:p>2857.348</text:p>
          </table:table-cell>
          <table:table-cell office:value-type="float" office:value="160.433" calcext:value-type="float">
            <text:p>160.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coBlade 8 Position Right Angle Connector Header Surface Mount 0.049" (1.25mm)</text:p>
          </table:table-cell>
        </table:table-row>
        <table:table-row table:style-name="ro1">
          <table:table-cell office:value-type="string" calcext:value-type="string">
            <text:p>-Z</text:p>
          </table:table-cell>
          <table:table-cell office:value-type="string" calcext:value-type="string">
            <text:p>Header 4_PicoBlade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HDR4_PicoBlade</text:p>
          </table:table-cell>
          <table:table-cell office:value-type="float" office:value="243.346" calcext:value-type="float">
            <text:p>243.346</text:p>
          </table:table-cell>
          <table:table-cell office:value-type="float" office:value="2087.774" calcext:value-type="float">
            <text:p>2087.77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eader, 4-Pin</text:p>
          </table:table-cell>
        </table:table-row>
        <table:table-row table:style-name="ro1">
          <table:table-cell office:value-type="string" calcext:value-type="string">
            <text:p>-Y</text:p>
          </table:table-cell>
          <table:table-cell office:value-type="string" calcext:value-type="string">
            <text:p>Header 4_PicoBlade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HDR4_PicoBlade</text:p>
          </table:table-cell>
          <table:table-cell office:value-type="float" office:value="243.346" calcext:value-type="float">
            <text:p>243.346</text:p>
          </table:table-cell>
          <table:table-cell office:value-type="float" office:value="3082.525" calcext:value-type="float">
            <text:p>3082.5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eader, 4-Pin</text:p>
          </table:table-cell>
        </table:table-row>
        <table:table-row table:style-name="ro1">
          <table:table-cell office:value-type="string" calcext:value-type="string">
            <text:p>-X</text:p>
          </table:table-cell>
          <table:table-cell office:value-type="string" calcext:value-type="string">
            <text:p>Header 4_PicoBlade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HDR4_PicoBlade</text:p>
          </table:table-cell>
          <table:table-cell office:value-type="float" office:value="243.346" calcext:value-type="float">
            <text:p>243.346</text:p>
          </table:table-cell>
          <table:table-cell office:value-type="float" office:value="2585.151" calcext:value-type="float">
            <text:p>2585.1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eader, 4-Pin</text:p>
          </table:table-cell>
        </table:table-row>
        <table:table-row table:style-name="ro1">
          <table:table-cell office:value-type="string" calcext:value-type="string">
            <text:p>+Z</text:p>
          </table:table-cell>
          <table:table-cell office:value-type="string" calcext:value-type="string">
            <text:p>Header 4_PicoBlade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HDR4_PicoBlade</text:p>
          </table:table-cell>
          <table:table-cell office:value-type="float" office:value="243.344" calcext:value-type="float">
            <text:p>243.344</text:p>
          </table:table-cell>
          <table:table-cell office:value-type="float" office:value="2336.462" calcext:value-type="float">
            <text:p>2336.4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eader, 4-Pin</text:p>
          </table:table-cell>
        </table:table-row>
        <table:table-row table:style-name="ro1">
          <table:table-cell office:value-type="string" calcext:value-type="string">
            <text:p>+Y</text:p>
          </table:table-cell>
          <table:table-cell office:value-type="string" calcext:value-type="string">
            <text:p>Header 4_PicoBlade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HDR4_PicoBlade</text:p>
          </table:table-cell>
          <table:table-cell office:value-type="float" office:value="243.346" calcext:value-type="float">
            <text:p>243.346</text:p>
          </table:table-cell>
          <table:table-cell office:value-type="float" office:value="1839.086" calcext:value-type="float">
            <text:p>1839.08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eader, 4-Pin</text:p>
          </table:table-cell>
        </table:table-row>
        <table:table-row table:style-name="ro1">
          <table:table-cell office:value-type="string" calcext:value-type="string">
            <text:p>+X</text:p>
          </table:table-cell>
          <table:table-cell office:value-type="string" calcext:value-type="string">
            <text:p>Header 4_PicoBlade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HDR4_PicoBlade</text:p>
          </table:table-cell>
          <table:table-cell office:value-type="float" office:value="243.346" calcext:value-type="float">
            <text:p>243.346</text:p>
          </table:table-cell>
          <table:table-cell office:value-type="float" office:value="2833.838" calcext:value-type="float">
            <text:p>2833.8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eader, 4-Pin</text:p>
          </table:table-cell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TopLayer</text:p>
          </table:table-cell>
          <table:table-cell office:value-type="float" office:value="1206" calcext:value-type="float">
            <text:p>1206</text:p>
          </table:table-cell>
          <table:table-cell office:value-type="float" office:value="2595.905" calcext:value-type="float">
            <text:p>2595.905</text:p>
          </table:table-cell>
          <table:table-cell office:value-type="float" office:value="1170.321" calcext:value-type="float">
            <text:p>1170.3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 0.0 OHM 3/4W JUMP 1206</text:p>
          </table:table-cell>
        </table:table-row>
        <table:table-row table:style-name="ro1">
          <table:table-cell office:value-type="string" calcext:value-type="string">
            <text:p>C126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828.582" calcext:value-type="float">
            <text:p>828.582</text:p>
          </table:table-cell>
          <table:table-cell office:value-type="float" office:value="3154.421" calcext:value-type="float">
            <text:p>3154.4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805</text:p>
          </table:table-cell>
        </table:table-row>
        <table:table-row table:style-name="ro1">
          <table:table-cell office:value-type="string" calcext:value-type="string">
            <text:p>C127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0805</text:p>
          </table:table-cell>
          <table:table-cell office:value-type="float" office:value="830.157" calcext:value-type="float">
            <text:p>830.157</text:p>
          </table:table-cell>
          <table:table-cell office:value-type="float" office:value="3217.807" calcext:value-type="float">
            <text:p>3217.80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0.1UF 50V 10% X7R 0805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TopLayer</text:p>
          </table:table-cell>
          <table:table-cell office:value-type="float" office:value="805" calcext:value-type="float">
            <text:p>805</text:p>
          </table:table-cell>
          <table:table-cell office:value-type="float" office:value="2497.715" calcext:value-type="float">
            <text:p>2497.715</text:p>
          </table:table-cell>
          <table:table-cell office:value-type="float" office:value="3316.167" calcext:value-type="float">
            <text:p>3316.16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0R OHM 1/8W JUMPER 0805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TopLayer</text:p>
          </table:table-cell>
          <table:table-cell office:value-type="float" office:value="805" calcext:value-type="float">
            <text:p>805</text:p>
          </table:table-cell>
          <table:table-cell office:value-type="float" office:value="2169.921" calcext:value-type="float">
            <text:p>2169.921</text:p>
          </table:table-cell>
          <table:table-cell office:value-type="float" office:value="3304.967" calcext:value-type="float">
            <text:p>3304.96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 0R OHM 1/8W JUMPER 0805</text:p>
          </table:table-cell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00K 1/10W</text:p>
          </table:table-cell>
          <table:table-cell office:value-type="string" calcext:value-type="string">
            <text:p>TopLayer</text:p>
          </table:table-cell>
          <table:table-cell office:value-type="float" office:value="805" calcext:value-type="float">
            <text:p>805</text:p>
          </table:table-cell>
          <table:table-cell office:value-type="float" office:value="341.339" calcext:value-type="float">
            <text:p>341.339</text:p>
          </table:table-cell>
          <table:table-cell office:value-type="float" office:value="517.878" calcext:value-type="float">
            <text:p>517.87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 100K OHM 1/10W 0.1% 0805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TEST_POINT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TEST_POINT</text:p>
          </table:table-cell>
          <table:table-cell office:value-type="float" office:value="3206.928" calcext:value-type="float">
            <text:p>3206.928</text:p>
          </table:table-cell>
          <table:table-cell office:value-type="float" office:value="3293.943" calcext:value-type="float">
            <text:p>3293.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EST_POINT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TEST_POINT</text:p>
          </table:table-cell>
          <table:table-cell office:value-type="float" office:value="3101.81" calcext:value-type="float">
            <text:p>3101.81</text:p>
          </table:table-cell>
          <table:table-cell office:value-type="float" office:value="3395.124" calcext:value-type="float">
            <text:p>3395.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 office:value-type="string" calcext:value-type="string">
            <text:p>TP6</text:p>
          </table:table-cell>
          <table:table-cell office:value-type="string" calcext:value-type="string">
            <text:p>TEST_POINT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TEST_POINT</text:p>
          </table:table-cell>
          <table:table-cell office:value-type="float" office:value="1932.284" calcext:value-type="float">
            <text:p>1932.284</text:p>
          </table:table-cell>
          <table:table-cell office:value-type="float" office:value="2050.787" calcext:value-type="float">
            <text:p>2050.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 office:value-type="string" calcext:value-type="string">
            <text:p>TP7</text:p>
          </table:table-cell>
          <table:table-cell office:value-type="string" calcext:value-type="string">
            <text:p>TEST_POINT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TEST_POINT</text:p>
          </table:table-cell>
          <table:table-cell office:value-type="float" office:value="1840.393" calcext:value-type="float">
            <text:p>1840.393</text:p>
          </table:table-cell>
          <table:table-cell office:value-type="float" office:value="2726.62" calcext:value-type="float">
            <text:p>2726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 office:value-type="string" calcext:value-type="string">
            <text:p>TP9</text:p>
          </table:table-cell>
          <table:table-cell office:value-type="string" calcext:value-type="string">
            <text:p>TEST_POINT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TEST_POINT</text:p>
          </table:table-cell>
          <table:table-cell office:value-type="float" office:value="1904.566" calcext:value-type="float">
            <text:p>1904.566</text:p>
          </table:table-cell>
          <table:table-cell office:value-type="float" office:value="3231.738" calcext:value-type="float">
            <text:p>3231.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point</text:p>
          </table:table-cell>
        </table:table-row>
        <table:table-row table:style-name="ro1">
          <table:table-cell office:value-type="string" calcext:value-type="string">
            <text:p>C131</text:p>
          </table:table-cell>
          <table:table-cell office:value-type="string" calcext:value-type="string">
            <text:p>22uF/1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06</text:p>
          </table:table-cell>
          <table:table-cell office:value-type="float" office:value="2373.464" calcext:value-type="float">
            <text:p>2373.464</text:p>
          </table:table-cell>
          <table:table-cell office:value-type="float" office:value="2224.652" calcext:value-type="float">
            <text:p>2224.6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P CER 22uF 10V 10% X7R 1206</text:p>
          </table:table-cell>
        </table:table-row>
        <table:table-row table:style-name="ro1">
          <table:table-cell office:value-type="string" calcext:value-type="string">
            <text:p>C132</text:p>
          </table:table-cell>
          <table:table-cell office:value-type="string" calcext:value-type="string">
            <text:p>22uF/10V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CC1206</text:p>
          </table:table-cell>
          <table:table-cell office:value-type="float" office:value="1530.157" calcext:value-type="float">
            <text:p>1530.157</text:p>
          </table:table-cell>
          <table:table-cell office:value-type="float" office:value="1128.195" calcext:value-type="float">
            <text:p>1128.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 CER 22uF 10V 10% X7R 1206</text:p>
          </table:table-cell>
        </table:table-row>
        <table:table-row table:style-name="ro1">
          <table:table-cell office:value-type="string" calcext:value-type="string">
            <text:p>SBW</text:p>
          </table:table-cell>
          <table:table-cell office:value-type="float" office:value="532610671" calcext:value-type="float">
            <text:p>532610671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PICOBLADE_6PIN_Right_Angle</text:p>
          </table:table-cell>
          <table:table-cell office:value-type="float" office:value="1591.535" calcext:value-type="float">
            <text:p>1591.535</text:p>
          </table:table-cell>
          <table:table-cell office:value-type="float" office:value="160.433" calcext:value-type="float">
            <text:p>160.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coBlade 6 Position Right Angle Connector Header Surface Mount <text:s/>0.049" (1.25mm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929" meta:object-count="0"/>
    <meta:generator>LibreOffice/24.8.1.2$Linux_X86_64 LibreOffice_project/480$Build-2</meta:generator>
  </office:meta>
</office:document-meta>
</file>